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/>
    <style:style style:name="ce2" style:family="table-cell" style:parent-style-name="Default" style:data-style-name="N60"/>
  </office:automatic-styles>
  <office:body>
    <office:spreadsheet>
      <table:table table:name="node" table:style-name="ta1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2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9.85501" calcext:value-type="float">
            <text:p>379.85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9.086" calcext:value-type="float">
            <text:p>459.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43.75" calcext:value-type="float">
            <text:p>43.75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 office:value-type="float" office:value="43.75" calcext:value-type="float">
            <text:p>43.75</text:p>
          </table:table-cell>
          <table:table-cell table:style-name="ce1" office:value-type="float" office:value="493.75" calcext:value-type="float">
            <text:p>49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93.75" calcext:value-type="float">
            <text:p>49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56.25" calcext:value-type="float">
            <text:p>56.25</text:p>
          </table:table-cell>
          <table:table-cell table:style-name="ce1" office:value-type="float" office:value="493.75" calcext:value-type="float">
            <text:p>49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" office:value-type="float" office:value="56.25" calcext:value-type="float">
            <text:p>56.25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87.5" calcext:value-type="float">
            <text:p>48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" office:value-type="float" office:value="86.474998" calcext:value-type="float">
            <text:p>86.474998</text:p>
          </table:table-cell>
          <table:table-cell table:style-name="ce1" office:value-type="float" office:value="379.85501" calcext:value-type="float">
            <text:p>379.85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1" office:value-type="float" office:value="37.5" calcext:value-type="float">
            <text:p>37.5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" office:value-type="float" office:value="40.556999" calcext:value-type="float">
            <text:p>40.556999</text:p>
          </table:table-cell>
          <table:table-cell table:style-name="ce1" office:value-type="float" office:value="491.21899" calcext:value-type="float">
            <text:p>491.21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1" office:value-type="float" office:value="30.76" calcext:value-type="float">
            <text:p>30.76</text:p>
          </table:table-cell>
          <table:table-cell table:style-name="ce1" office:value-type="float" office:value="483.457" calcext:value-type="float">
            <text:p>483.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1" office:value-type="float" office:value="59.443001" calcext:value-type="float">
            <text:p>59.443001</text:p>
          </table:table-cell>
          <table:table-cell table:style-name="ce1" office:value-type="float" office:value="491.21899" calcext:value-type="float">
            <text:p>491.21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69.239998" calcext:value-type="float">
            <text:p>69.239998</text:p>
          </table:table-cell>
          <table:table-cell table:style-name="ce1" office:value-type="float" office:value="483.457" calcext:value-type="float">
            <text:p>483.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" office:value-type="float" office:value="88.834999" calcext:value-type="float">
            <text:p>88.834999</text:p>
          </table:table-cell>
          <table:table-cell table:style-name="ce1" office:value-type="float" office:value="467.931" calcext:value-type="float">
            <text:p>467.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79.85501" calcext:value-type="float">
            <text:p>379.85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1" office:value-type="float" office:value="62.5" calcext:value-type="float">
            <text:p>62.5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7.19364182" calcext:value-type="float">
            <text:p>207.19364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1" office:value-type="float" office:value="159.01639344" calcext:value-type="float">
            <text:p>159.01639344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1" office:value-type="float" office:value="126.2295082" calcext:value-type="float">
            <text:p>126.2295082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1" office:value-type="float" office:value="13.636363636" calcext:value-type="float">
            <text:p>13.636363636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6.362" calcext:value-type="float">
            <text:p>486.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2.724" calcext:value-type="float">
            <text:p>472.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1" office:value-type="float" office:value="16.666666667" calcext:value-type="float">
            <text:p>16.666666667</text:p>
          </table:table-cell>
          <table:table-cell table:style-name="ce1" office:value-type="float" office:value="456.05733333" calcext:value-type="float">
            <text:p>456.057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1" office:value-type="float" office:value="33.333333333" calcext:value-type="float">
            <text:p>33.333333333</text:p>
          </table:table-cell>
          <table:table-cell table:style-name="ce1" office:value-type="float" office:value="453.02866667" calcext:value-type="float">
            <text:p>453.028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1" office:value-type="float" office:value="43.75" calcext:value-type="float">
            <text:p>43.75</text:p>
          </table:table-cell>
          <table:table-cell table:style-name="ce1" office:value-type="float" office:value="497.91666667" calcext:value-type="float">
            <text:p>497.91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1" office:value-type="float" office:value="43.75" calcext:value-type="float">
            <text:p>43.75</text:p>
          </table:table-cell>
          <table:table-cell table:style-name="ce1" office:value-type="float" office:value="495.83333333" calcext:value-type="float">
            <text:p>495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1" office:value-type="float" office:value="45.833333333" calcext:value-type="float">
            <text:p>45.833333333</text:p>
          </table:table-cell>
          <table:table-cell table:style-name="ce1" office:value-type="float" office:value="493.75" calcext:value-type="float">
            <text:p>49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style-name="ce1" office:value-type="float" office:value="47.916666667" calcext:value-type="float">
            <text:p>47.916666667</text:p>
          </table:table-cell>
          <table:table-cell table:style-name="ce1" office:value-type="float" office:value="493.75" calcext:value-type="float">
            <text:p>49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1" office:value-type="float" office:value="52.083333333" calcext:value-type="float">
            <text:p>52.083333333</text:p>
          </table:table-cell>
          <table:table-cell table:style-name="ce1" office:value-type="float" office:value="493.75" calcext:value-type="float">
            <text:p>49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style-name="ce1" office:value-type="float" office:value="54.166666667" calcext:value-type="float">
            <text:p>54.166666667</text:p>
          </table:table-cell>
          <table:table-cell table:style-name="ce1" office:value-type="float" office:value="493.75" calcext:value-type="float">
            <text:p>49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style-name="ce1" office:value-type="float" office:value="56.25" calcext:value-type="float">
            <text:p>56.25</text:p>
          </table:table-cell>
          <table:table-cell table:style-name="ce1" office:value-type="float" office:value="495.83333333" calcext:value-type="float">
            <text:p>495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1" office:value-type="float" office:value="56.25" calcext:value-type="float">
            <text:p>56.25</text:p>
          </table:table-cell>
          <table:table-cell table:style-name="ce1" office:value-type="float" office:value="497.91666667" calcext:value-type="float">
            <text:p>497.91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style-name="ce1" office:value-type="float" office:value="54.166666667" calcext:value-type="float">
            <text:p>54.166666667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style-name="ce1" office:value-type="float" office:value="52.083333333" calcext:value-type="float">
            <text:p>52.083333333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1" office:value-type="float" office:value="47.916666667" calcext:value-type="float">
            <text:p>47.916666667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1" office:value-type="float" office:value="45.833333333" calcext:value-type="float">
            <text:p>45.833333333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97.91666667" calcext:value-type="float">
            <text:p>497.91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95.83333333" calcext:value-type="float">
            <text:p>495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90.625" calcext:value-type="float">
            <text:p>49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81.25" calcext:value-type="float">
            <text:p>481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63.63636364" calcext:value-type="float">
            <text:p>463.63636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style-name="ce1" office:value-type="float" office:value="59.56721259" calcext:value-type="float">
            <text:p>59.56721259</text:p>
          </table:table-cell>
          <table:table-cell table:style-name="ce1" office:value-type="float" office:value="431.6013141" calcext:value-type="float">
            <text:p>431.6013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style-name="ce1" office:value-type="float" office:value="71.526228328" calcext:value-type="float">
            <text:p>71.526228328</text:p>
          </table:table-cell>
          <table:table-cell table:style-name="ce1" office:value-type="float" office:value="408.60295672" calcext:value-type="float">
            <text:p>408.60295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style-name="ce1" office:value-type="float" office:value="128.98636255" calcext:value-type="float">
            <text:p>128.98636255</text:p>
          </table:table-cell>
          <table:table-cell table:style-name="ce1" office:value-type="float" office:value="207.19364182" calcext:value-type="float">
            <text:p>207.19364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1" office:value-type="float" office:value="40.625" calcext:value-type="float">
            <text:p>40.625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style-name="ce1" office:value-type="float" office:value="31.25" calcext:value-type="float">
            <text:p>31.25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style-name="ce1" office:value-type="float" office:value="286.66666667" calcext:value-type="float">
            <text:p>286.6666666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style-name="ce1" office:value-type="float" office:value="393.33333333" calcext:value-type="float">
            <text:p>393.3333333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1" office:value-type="float" office:value="42.1534995" calcext:value-type="float">
            <text:p>42.1534995</text:p>
          </table:table-cell>
          <table:table-cell table:style-name="ce1" office:value-type="float" office:value="492.484495" calcext:value-type="float">
            <text:p>492.484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ce1" office:value-type="float" office:value="35.6584995" calcext:value-type="float">
            <text:p>35.6584995</text:p>
          </table:table-cell>
          <table:table-cell table:style-name="ce1" office:value-type="float" office:value="487.337995" calcext:value-type="float">
            <text:p>487.337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1" office:value-type="float" office:value="16.778181818" calcext:value-type="float">
            <text:p>16.778181818</text:p>
          </table:table-cell>
          <table:table-cell table:style-name="ce1" office:value-type="float" office:value="472.37927273" calcext:value-type="float">
            <text:p>472.37927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1" office:value-type="float" office:value="57.8465005" calcext:value-type="float">
            <text:p>57.8465005</text:p>
          </table:table-cell>
          <table:table-cell table:style-name="ce1" office:value-type="float" office:value="492.484495" calcext:value-type="float">
            <text:p>492.484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1" office:value-type="float" office:value="64.3414995" calcext:value-type="float">
            <text:p>64.3414995</text:p>
          </table:table-cell>
          <table:table-cell table:style-name="ce1" office:value-type="float" office:value="487.337995" calcext:value-type="float">
            <text:p>487.337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1" office:value-type="float" office:value="78.146816636" calcext:value-type="float">
            <text:p>78.146816636</text:p>
          </table:table-cell>
          <table:table-cell table:style-name="ce1" office:value-type="float" office:value="476.39972727" calcext:value-type="float">
            <text:p>476.39972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1" office:value-type="float" office:value="117.99303205" calcext:value-type="float">
            <text:p>117.99303205</text:p>
          </table:table-cell>
          <table:table-cell table:style-name="ce1" office:value-type="float" office:value="444.82910098" calcext:value-type="float">
            <text:p>444.82910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ce1" office:value-type="float" office:value="154.44057336" calcext:value-type="float">
            <text:p>154.44057336</text:p>
          </table:table-cell>
          <table:table-cell table:style-name="ce1" office:value-type="float" office:value="415.95172721" calcext:value-type="float">
            <text:p>415.95172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1" office:value-type="float" office:value="336.36363636" calcext:value-type="float">
            <text:p>336.36363636</text:p>
          </table:table-cell>
          <table:table-cell table:style-name="ce1" office:value-type="float" office:value="207.19364182" calcext:value-type="float">
            <text:p>207.19364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1" office:value-type="float" office:value="86.363636364" calcext:value-type="float">
            <text:p>86.363636364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66.66666667" calcext:value-type="float">
            <text:p>166.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333.33333333" calcext:value-type="float">
            <text:p>333.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style-name="ce1" office:value-type="float" office:value="68.75" calcext:value-type="float">
            <text:p>68.75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ce1" office:value-type="float" office:value="59.375" calcext:value-type="float">
            <text:p>59.375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style-name="ce1" office:value-type="float" office:value="336.36363636" calcext:value-type="float">
            <text:p>336.36363636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8.30410098" calcext:value-type="float">
            <text:p>438.30410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2.32672721" calcext:value-type="float">
            <text:p>412.32672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style-name="ce1" office:value-type="float" office:value="28.824999333" calcext:value-type="float">
            <text:p>28.824999333</text:p>
          </table:table-cell>
          <table:table-cell table:style-name="ce1" office:value-type="float" office:value="379.85501" calcext:value-type="float">
            <text:p>379.85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1" office:value-type="float" office:value="57.649998667" calcext:value-type="float">
            <text:p>57.649998667</text:p>
          </table:table-cell>
          <table:table-cell table:style-name="ce1" office:value-type="float" office:value="379.85501" calcext:value-type="float">
            <text:p>379.85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ce1" office:value-type="float" office:value="124.31666533" calcext:value-type="float">
            <text:p>124.31666533</text:p>
          </table:table-cell>
          <table:table-cell table:style-name="ce1" office:value-type="float" office:value="379.85501" calcext:value-type="float">
            <text:p>379.85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style-name="ce1" office:value-type="float" office:value="162.15833267" calcext:value-type="float">
            <text:p>162.15833267</text:p>
          </table:table-cell>
          <table:table-cell table:style-name="ce1" office:value-type="float" office:value="379.85501" calcext:value-type="float">
            <text:p>379.85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419.90334" calcext:value-type="float">
            <text:p>419.90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459.95167" calcext:value-type="float">
            <text:p>459.95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style-name="ce1" office:value-type="float" office:value="37.686554778" calcext:value-type="float">
            <text:p>37.686554778</text:p>
          </table:table-cell>
          <table:table-cell table:style-name="ce1" office:value-type="float" office:value="496.88322333" calcext:value-type="float">
            <text:p>496.88322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style-name="ce1" office:value-type="float" office:value="38.705554444" calcext:value-type="float">
            <text:p>38.705554444</text:p>
          </table:table-cell>
          <table:table-cell table:style-name="ce1" office:value-type="float" office:value="493.95622" calcext:value-type="float">
            <text:p>493.95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ce1" office:value-type="float" office:value="95.910001556" calcext:value-type="float">
            <text:p>95.910001556</text:p>
          </table:table-cell>
          <table:table-cell table:style-name="ce1" office:value-type="float" office:value="480.35443556" calcext:value-type="float">
            <text:p>480.35443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1" office:value-type="float" office:value="99.631668556" calcext:value-type="float">
            <text:p>99.631668556</text:p>
          </table:table-cell>
          <table:table-cell table:style-name="ce1" office:value-type="float" office:value="491.04410222" calcext:value-type="float">
            <text:p>491.04410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style-name="ce1" office:value-type="float" office:value="42.962888667" calcext:value-type="float">
            <text:p>42.962888667</text:p>
          </table:table-cell>
          <table:table-cell table:style-name="ce1" office:value-type="float" office:value="489.28111778" calcext:value-type="float">
            <text:p>489.28111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style-name="ce1" office:value-type="float" office:value="46.110555667" calcext:value-type="float">
            <text:p>46.110555667</text:p>
          </table:table-cell>
          <table:table-cell table:style-name="ce1" office:value-type="float" office:value="488.04145444" calcext:value-type="float">
            <text:p>488.04145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style-name="ce1" office:value-type="float" office:value="53.889444333" calcext:value-type="float">
            <text:p>53.889444333</text:p>
          </table:table-cell>
          <table:table-cell table:style-name="ce1" office:value-type="float" office:value="488.04145444" calcext:value-type="float">
            <text:p>488.04145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style-name="ce1" office:value-type="float" office:value="57.037111333" calcext:value-type="float">
            <text:p>57.037111333</text:p>
          </table:table-cell>
          <table:table-cell table:style-name="ce1" office:value-type="float" office:value="489.28111778" calcext:value-type="float">
            <text:p>489.28111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style-name="ce1" office:value-type="float" office:value="61.294445556" calcext:value-type="float">
            <text:p>61.294445556</text:p>
          </table:table-cell>
          <table:table-cell table:style-name="ce1" office:value-type="float" office:value="493.95622" calcext:value-type="float">
            <text:p>493.95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style-name="ce1" office:value-type="float" office:value="62.313445222" calcext:value-type="float">
            <text:p>62.313445222</text:p>
          </table:table-cell>
          <table:table-cell table:style-name="ce1" office:value-type="float" office:value="496.88322333" calcext:value-type="float">
            <text:p>496.88322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style-name="ce1" office:value-type="float" office:value="25.247110222" calcext:value-type="float">
            <text:p>25.247110222</text:p>
          </table:table-cell>
          <table:table-cell table:style-name="ce1" office:value-type="float" office:value="494.93676889" calcext:value-type="float">
            <text:p>494.93676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style-name="ce1" office:value-type="float" office:value="27.167110222" calcext:value-type="float">
            <text:p>27.167110222</text:p>
          </table:table-cell>
          <table:table-cell table:style-name="ce1" office:value-type="float" office:value="489.42243556" calcext:value-type="float">
            <text:p>489.42243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style-name="ce1" office:value-type="float" office:value="37.991110222" calcext:value-type="float">
            <text:p>37.991110222</text:p>
          </table:table-cell>
          <table:table-cell table:style-name="ce1" office:value-type="float" office:value="478.47932444" calcext:value-type="float">
            <text:p>478.47932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" office:value-type="float" office:value="44.404443556" calcext:value-type="float">
            <text:p>44.404443556</text:p>
          </table:table-cell>
          <table:table-cell table:style-name="ce1" office:value-type="float" office:value="475.66032444" calcext:value-type="float">
            <text:p>475.66032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style-name="ce1" office:value-type="float" office:value="55.595556667" calcext:value-type="float">
            <text:p>55.595556667</text:p>
          </table:table-cell>
          <table:table-cell table:style-name="ce1" office:value-type="float" office:value="475.66032444" calcext:value-type="float">
            <text:p>475.66032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style-name="ce1" office:value-type="float" office:value="62.008889333" calcext:value-type="float">
            <text:p>62.008889333</text:p>
          </table:table-cell>
          <table:table-cell table:style-name="ce1" office:value-type="float" office:value="478.47932444" calcext:value-type="float">
            <text:p>478.47932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style-name="ce1" office:value-type="float" office:value="72.832887556" calcext:value-type="float">
            <text:p>72.832887556</text:p>
          </table:table-cell>
          <table:table-cell table:style-name="ce1" office:value-type="float" office:value="489.42243556" calcext:value-type="float">
            <text:p>489.42243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style-name="ce1" office:value-type="float" office:value="74.752888222" calcext:value-type="float">
            <text:p>74.752888222</text:p>
          </table:table-cell>
          <table:table-cell table:style-name="ce1" office:value-type="float" office:value="494.93676889" calcext:value-type="float">
            <text:p>494.93676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style-name="ce1" office:value-type="float" office:value="60.253888111" calcext:value-type="float">
            <text:p>60.253888111</text:p>
          </table:table-cell>
          <table:table-cell table:style-name="ce1" office:value-type="float" office:value="451.14099111" calcext:value-type="float">
            <text:p>451.14099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style-name="ce1" office:value-type="float" office:value="73.198887778" calcext:value-type="float">
            <text:p>73.198887778</text:p>
          </table:table-cell>
          <table:table-cell table:style-name="ce1" office:value-type="float" office:value="457.11799111" calcext:value-type="float">
            <text:p>457.11799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style-name="ce1" office:value-type="float" office:value="42.995454182" calcext:value-type="float">
            <text:p>42.995454182</text:p>
          </table:table-cell>
          <table:table-cell table:style-name="ce1" office:value-type="float" office:value="207.19364182" calcext:value-type="float">
            <text:p>207.19364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style-name="ce1" office:value-type="float" office:value="85.990908364" calcext:value-type="float">
            <text:p>85.990908364</text:p>
          </table:table-cell>
          <table:table-cell table:style-name="ce1" office:value-type="float" office:value="207.19364182" calcext:value-type="float">
            <text:p>207.19364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style-name="ce1" office:value-type="float" office:value="52.986388833" calcext:value-type="float">
            <text:p>52.986388833</text:p>
          </table:table-cell>
          <table:table-cell table:style-name="ce1" office:value-type="float" office:value="490.89572722" calcext:value-type="float">
            <text:p>490.89572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style-name="ce1" office:value-type="float" office:value="55.601889" calcext:value-type="float">
            <text:p>55.601889</text:p>
          </table:table-cell>
          <table:table-cell table:style-name="ce1" office:value-type="float" office:value="491.51555889" calcext:value-type="float">
            <text:p>491.51555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style-name="ce1" office:value-type="float" office:value="58.772222778" calcext:value-type="float">
            <text:p>58.772222778</text:p>
          </table:table-cell>
          <table:table-cell table:style-name="ce1" office:value-type="float" office:value="494.89477667" calcext:value-type="float">
            <text:p>494.89477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style-name="ce1" office:value-type="float" office:value="59.281722611" calcext:value-type="float">
            <text:p>59.281722611</text:p>
          </table:table-cell>
          <table:table-cell table:style-name="ce1" office:value-type="float" office:value="497.399945" calcext:value-type="float">
            <text:p>497.399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style-name="ce1" office:value-type="float" office:value="45.257499611" calcext:value-type="float">
            <text:p>45.257499611</text:p>
          </table:table-cell>
          <table:table-cell table:style-name="ce1" office:value-type="float" office:value="481.85088944" calcext:value-type="float">
            <text:p>481.85088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style-name="ce1" office:value-type="float" office:value="40.476999444" calcext:value-type="float">
            <text:p>40.476999444</text:p>
          </table:table-cell>
          <table:table-cell table:style-name="ce1" office:value-type="float" office:value="483.88022111" calcext:value-type="float">
            <text:p>483.88022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style-name="ce1" office:value-type="float" office:value="54.7425005" calcext:value-type="float">
            <text:p>54.7425005</text:p>
          </table:table-cell>
          <table:table-cell table:style-name="ce1" office:value-type="float" office:value="481.85088944" calcext:value-type="float">
            <text:p>481.85088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style-name="ce1" office:value-type="float" office:value="59.523000333" calcext:value-type="float">
            <text:p>59.523000333</text:p>
          </table:table-cell>
          <table:table-cell table:style-name="ce1" office:value-type="float" office:value="483.88022111" calcext:value-type="float">
            <text:p>483.88022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style-name="ce1" office:value-type="float" office:value="57.712980051" calcext:value-type="float">
            <text:p>57.712980051</text:p>
          </table:table-cell>
          <table:table-cell table:style-name="ce1" office:value-type="float" office:value="464.51517293" calcext:value-type="float">
            <text:p>464.51517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style-name="ce1" office:value-type="float" office:value="67.095252263" calcext:value-type="float">
            <text:p>67.095252263</text:p>
          </table:table-cell>
          <table:table-cell table:style-name="ce1" office:value-type="float" office:value="468.76962747" calcext:value-type="float">
            <text:p>468.76962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style-name="ce1" office:value-type="float" office:value="77.057239514" calcext:value-type="float">
            <text:p>77.057239514</text:p>
          </table:table-cell>
          <table:table-cell table:style-name="ce1" office:value-type="float" office:value="432.44302885" calcext:value-type="float">
            <text:p>432.44302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style-name="ce1" office:value-type="float" office:value="98.061428767" calcext:value-type="float">
            <text:p>98.061428767</text:p>
          </table:table-cell>
          <table:table-cell table:style-name="ce1" office:value-type="float" office:value="409.07057603" calcext:value-type="float">
            <text:p>409.07057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style-name="ce1" office:value-type="float" office:value="96.532512667" calcext:value-type="float">
            <text:p>96.532512667</text:p>
          </table:table-cell>
          <table:table-cell table:style-name="ce1" office:value-type="float" office:value="436.85229115" calcext:value-type="float">
            <text:p>436.85229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style-name="ce1" office:value-type="float" office:value="125.69954378" calcext:value-type="float">
            <text:p>125.69954378</text:p>
          </table:table-cell>
          <table:table-cell table:style-name="ce1" office:value-type="float" office:value="411.52016619" calcext:value-type="float">
            <text:p>411.52016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style-name="ce1" office:value-type="float" office:value="198.11212048" calcext:value-type="float">
            <text:p>198.11212048</text:p>
          </table:table-cell>
          <table:table-cell table:style-name="ce1" office:value-type="float" office:value="207.19364182" calcext:value-type="float">
            <text:p>207.19364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style-name="ce1" office:value-type="float" office:value="267.23787842" calcext:value-type="float">
            <text:p>267.23787842</text:p>
          </table:table-cell>
          <table:table-cell table:style-name="ce1" office:value-type="float" office:value="207.19364182" calcext:value-type="float">
            <text:p>207.19364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style-name="ce1" office:value-type="float" office:value="31.4668325" calcext:value-type="float">
            <text:p>31.4668325</text:p>
          </table:table-cell>
          <table:table-cell table:style-name="ce1" office:value-type="float" office:value="495.90999611" calcext:value-type="float">
            <text:p>495.90999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style-name="ce1" office:value-type="float" office:value="32.936332333" calcext:value-type="float">
            <text:p>32.936332333</text:p>
          </table:table-cell>
          <table:table-cell table:style-name="ce1" office:value-type="float" office:value="491.68932778" calcext:value-type="float">
            <text:p>491.68932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style-name="ce1" office:value-type="float" office:value="67.063666556" calcext:value-type="float">
            <text:p>67.063666556</text:p>
          </table:table-cell>
          <table:table-cell table:style-name="ce1" office:value-type="float" office:value="491.68932778" calcext:value-type="float">
            <text:p>491.68932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style-name="ce1" office:value-type="float" office:value="68.533166722" calcext:value-type="float">
            <text:p>68.533166722</text:p>
          </table:table-cell>
          <table:table-cell table:style-name="ce1" office:value-type="float" office:value="495.90999611" calcext:value-type="float">
            <text:p>495.90999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style-name="ce1" office:value-type="float" office:value="83.322484828" calcext:value-type="float">
            <text:p>83.322484828</text:p>
          </table:table-cell>
          <table:table-cell table:style-name="ce1" office:value-type="float" office:value="485.30061737" calcext:value-type="float">
            <text:p>485.30061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style-name="ce1" office:value-type="float" office:value="86.061424737" calcext:value-type="float">
            <text:p>86.061424737</text:p>
          </table:table-cell>
          <table:table-cell table:style-name="ce1" office:value-type="float" office:value="493.16737495" calcext:value-type="float">
            <text:p>493.16737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style-name="ce1" office:value-type="float" office:value="158.86543793" calcext:value-type="float">
            <text:p>158.86543793</text:p>
          </table:table-cell>
          <table:table-cell table:style-name="ce1" office:value-type="float" office:value="472.69447009" calcext:value-type="float">
            <text:p>472.69447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style-name="ce1" office:value-type="float" office:value="125.95778828" calcext:value-type="float">
            <text:p>125.95778828</text:p>
          </table:table-cell>
          <table:table-cell table:style-name="ce1" office:value-type="float" office:value="482.88871016" calcext:value-type="float">
            <text:p>482.88871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style-name="ce1" office:value-type="float" office:value="157.34016457" calcext:value-type="float">
            <text:p>157.34016457</text:p>
          </table:table-cell>
          <table:table-cell table:style-name="ce1" office:value-type="float" office:value="444.67837916" calcext:value-type="float">
            <text:p>444.67837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style-name="ce1" office:value-type="float" office:value="123.21229623" calcext:value-type="float">
            <text:p>123.21229623</text:p>
          </table:table-cell>
          <table:table-cell table:style-name="ce1" office:value-type="float" office:value="464.49841049" calcext:value-type="float">
            <text:p>464.49841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style-name="ce1" office:value-type="float" office:value="336.36363636" calcext:value-type="float">
            <text:p>336.36363636</text:p>
          </table:table-cell>
          <table:table-cell table:style-name="ce1" office:value-type="float" office:value="304.79576121" calcext:value-type="float">
            <text:p>304.79576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style-name="ce1" office:value-type="float" office:value="336.36363636" calcext:value-type="float">
            <text:p>336.36363636</text:p>
          </table:table-cell>
          <table:table-cell table:style-name="ce1" office:value-type="float" office:value="402.39788061" calcext:value-type="float">
            <text:p>402.39788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style-name="ce1" office:value-type="float" office:value="13.77115103" calcext:value-type="float">
            <text:p>13.77115103</text:p>
          </table:table-cell>
          <table:table-cell table:style-name="ce1" office:value-type="float" office:value="491.03914667" calcext:value-type="float">
            <text:p>491.03914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style-name="ce1" office:value-type="float" office:value="14.818423758" calcext:value-type="float">
            <text:p>14.818423758</text:p>
          </table:table-cell>
          <table:table-cell table:style-name="ce1" office:value-type="float" office:value="481.83223758" calcext:value-type="float">
            <text:p>481.83223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style-name="ce1" office:value-type="float" office:value="28.298181333" calcext:value-type="float">
            <text:p>28.298181333</text:p>
          </table:table-cell>
          <table:table-cell table:style-name="ce1" office:value-type="float" office:value="468.2875103" calcext:value-type="float">
            <text:p>468.2875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ce1" office:value-type="float" office:value="39.372120727" calcext:value-type="float">
            <text:p>39.372120727</text:p>
          </table:table-cell>
          <table:table-cell table:style-name="ce1" office:value-type="float" office:value="465.37320727" calcext:value-type="float">
            <text:p>465.37320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style-name="ce1" office:value-type="float" office:value="19.85573753" calcext:value-type="float">
            <text:p>19.85573753</text:p>
          </table:table-cell>
          <table:table-cell table:style-name="ce1" office:value-type="float" office:value="436.06983869" calcext:value-type="float">
            <text:p>436.06983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style-name="ce1" office:value-type="float" office:value="39.71147506" calcext:value-type="float">
            <text:p>39.71147506</text:p>
          </table:table-cell>
          <table:table-cell table:style-name="ce1" office:value-type="float" office:value="433.83557639" calcext:value-type="float">
            <text:p>433.83557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style-name="ce1" office:value-type="float" office:value="23.842076109" calcext:value-type="float">
            <text:p>23.842076109</text:p>
          </table:table-cell>
          <table:table-cell table:style-name="ce1" office:value-type="float" office:value="411.08547038" calcext:value-type="float">
            <text:p>411.08547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style-name="ce1" office:value-type="float" office:value="47.684152219" calcext:value-type="float">
            <text:p>47.684152219</text:p>
          </table:table-cell>
          <table:table-cell table:style-name="ce1" office:value-type="float" office:value="409.84421355" calcext:value-type="float">
            <text:p>409.84421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style-name="ce1" office:value-type="float" office:value="45.833333333" calcext:value-type="float">
            <text:p>45.833333333</text:p>
          </table:table-cell>
          <table:table-cell table:style-name="ce1" office:value-type="float" office:value="497.91666667" calcext:value-type="float">
            <text:p>497.91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style-name="ce1" office:value-type="float" office:value="45.833333333" calcext:value-type="float">
            <text:p>45.833333333</text:p>
          </table:table-cell>
          <table:table-cell table:style-name="ce1" office:value-type="float" office:value="495.83333333" calcext:value-type="float">
            <text:p>495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style-name="ce1" office:value-type="float" office:value="47.916666667" calcext:value-type="float">
            <text:p>47.916666667</text:p>
          </table:table-cell>
          <table:table-cell table:style-name="ce1" office:value-type="float" office:value="497.91666667" calcext:value-type="float">
            <text:p>497.91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style-name="ce1" office:value-type="float" office:value="47.916666667" calcext:value-type="float">
            <text:p>47.916666667</text:p>
          </table:table-cell>
          <table:table-cell table:style-name="ce1" office:value-type="float" office:value="495.83333333" calcext:value-type="float">
            <text:p>495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style-name="ce1" office:value-type="float" office:value="40.718277389" calcext:value-type="float">
            <text:p>40.718277389</text:p>
          </table:table-cell>
          <table:table-cell table:style-name="ce1" office:value-type="float" office:value="497.399945" calcext:value-type="float">
            <text:p>497.399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1" office:value-type="float" office:value="41.227777222" calcext:value-type="float">
            <text:p>41.227777222</text:p>
          </table:table-cell>
          <table:table-cell table:style-name="ce1" office:value-type="float" office:value="494.89477667" calcext:value-type="float">
            <text:p>494.89477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style-name="ce1" office:value-type="float" office:value="44.398111" calcext:value-type="float">
            <text:p>44.398111</text:p>
          </table:table-cell>
          <table:table-cell table:style-name="ce1" office:value-type="float" office:value="491.51555889" calcext:value-type="float">
            <text:p>491.51555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style-name="ce1" office:value-type="float" office:value="47.013611167" calcext:value-type="float">
            <text:p>47.013611167</text:p>
          </table:table-cell>
          <table:table-cell table:style-name="ce1" office:value-type="float" office:value="490.89572722" calcext:value-type="float">
            <text:p>490.89572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style-name="ce1" office:value-type="float" office:value="52.083333333" calcext:value-type="float">
            <text:p>52.083333333</text:p>
          </table:table-cell>
          <table:table-cell table:style-name="ce1" office:value-type="float" office:value="495.83333333" calcext:value-type="float">
            <text:p>495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style-name="ce1" office:value-type="float" office:value="54.166666667" calcext:value-type="float">
            <text:p>54.166666667</text:p>
          </table:table-cell>
          <table:table-cell table:style-name="ce1" office:value-type="float" office:value="495.83333333" calcext:value-type="float">
            <text:p>495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style-name="ce1" office:value-type="float" office:value="52.083333333" calcext:value-type="float">
            <text:p>52.083333333</text:p>
          </table:table-cell>
          <table:table-cell table:style-name="ce1" office:value-type="float" office:value="497.91666667" calcext:value-type="float">
            <text:p>497.91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style-name="ce1" office:value-type="float" office:value="54.166666667" calcext:value-type="float">
            <text:p>54.166666667</text:p>
          </table:table-cell>
          <table:table-cell table:style-name="ce1" office:value-type="float" office:value="497.91666667" calcext:value-type="float">
            <text:p>497.91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3.52432591" calcext:value-type="float">
            <text:p>293.52432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style-name="ce1" office:value-type="float" office:value="21.497727091" calcext:value-type="float">
            <text:p>21.497727091</text:p>
          </table:table-cell>
          <table:table-cell table:style-name="ce1" office:value-type="float" office:value="207.19364182" calcext:value-type="float">
            <text:p>207.19364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style-name="ce1" office:value-type="float" office:value="35.910226758" calcext:value-type="float">
            <text:p>35.910226758</text:p>
          </table:table-cell>
          <table:table-cell table:style-name="ce1" office:value-type="float" office:value="293.52432591" calcext:value-type="float">
            <text:p>293.52432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1" office:value-type="float" office:value="14.412499667" calcext:value-type="float">
            <text:p>14.412499667</text:p>
          </table:table-cell>
          <table:table-cell table:style-name="ce1" office:value-type="float" office:value="379.85501" calcext:value-type="float">
            <text:p>379.85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.59682091" calcext:value-type="float">
            <text:p>103.59682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style-name="ce1" office:value-type="float" office:value="51.497727091" calcext:value-type="float">
            <text:p>51.497727091</text:p>
          </table:table-cell>
          <table:table-cell table:style-name="ce1" office:value-type="float" office:value="103.59682091" calcext:value-type="float">
            <text:p>103.59682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style-name="ce1" office:value-type="float" office:value="64.493181273" calcext:value-type="float">
            <text:p>64.493181273</text:p>
          </table:table-cell>
          <table:table-cell table:style-name="ce1" office:value-type="float" office:value="207.19364182" calcext:value-type="float">
            <text:p>207.19364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style-name="ce1" office:value-type="float" office:value="71.820453515" calcext:value-type="float">
            <text:p>71.820453515</text:p>
          </table:table-cell>
          <table:table-cell table:style-name="ce1" office:value-type="float" office:value="293.52432591" calcext:value-type="float">
            <text:p>293.52432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style-name="ce1" office:value-type="float" office:value="43.237499" calcext:value-type="float">
            <text:p>43.237499</text:p>
          </table:table-cell>
          <table:table-cell table:style-name="ce1" office:value-type="float" office:value="379.85501" calcext:value-type="float">
            <text:p>379.85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style-name="ce1" office:value-type="float" office:value="102.99545418" calcext:value-type="float">
            <text:p>102.99545418</text:p>
          </table:table-cell>
          <table:table-cell table:style-name="ce1" office:value-type="float" office:value="103.59682091" calcext:value-type="float">
            <text:p>103.59682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style-name="ce1" office:value-type="float" office:value="107.48863545" calcext:value-type="float">
            <text:p>107.48863545</text:p>
          </table:table-cell>
          <table:table-cell table:style-name="ce1" office:value-type="float" office:value="207.19364182" calcext:value-type="float">
            <text:p>207.19364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style-name="ce1" office:value-type="float" office:value="107.73068027" calcext:value-type="float">
            <text:p>107.73068027</text:p>
          </table:table-cell>
          <table:table-cell table:style-name="ce1" office:value-type="float" office:value="293.52432591" calcext:value-type="float">
            <text:p>293.52432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style-name="ce1" office:value-type="float" office:value="72.062498333" calcext:value-type="float">
            <text:p>72.062498333</text:p>
          </table:table-cell>
          <table:table-cell table:style-name="ce1" office:value-type="float" office:value="379.85501" calcext:value-type="float">
            <text:p>379.85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style-name="ce1" office:value-type="float" office:value="154.49318127" calcext:value-type="float">
            <text:p>154.49318127</text:p>
          </table:table-cell>
          <table:table-cell table:style-name="ce1" office:value-type="float" office:value="103.59682091" calcext:value-type="float">
            <text:p>103.59682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92.1875" calcext:value-type="float">
            <text:p>492.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style-name="ce1" office:value-type="float" office:value="51.5395555" calcext:value-type="float">
            <text:p>51.5395555</text:p>
          </table:table-cell>
          <table:table-cell table:style-name="ce1" office:value-type="float" office:value="490.71672556" calcext:value-type="float">
            <text:p>490.71672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style-name="ce1" office:value-type="float" office:value="52.534861083" calcext:value-type="float">
            <text:p>52.534861083</text:p>
          </table:table-cell>
          <table:table-cell table:style-name="ce1" office:value-type="float" office:value="492.32286361" calcext:value-type="float">
            <text:p>492.32286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style-name="ce1" office:value-type="float" office:value="51.041666667" calcext:value-type="float">
            <text:p>51.041666667</text:p>
          </table:table-cell>
          <table:table-cell table:style-name="ce1" office:value-type="float" office:value="493.75" calcext:value-type="float">
            <text:p>49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style-name="ce1" office:value-type="float" office:value="54.3405" calcext:value-type="float">
            <text:p>54.3405</text:p>
          </table:table-cell>
          <table:table-cell table:style-name="ce1" office:value-type="float" office:value="491.162005" calcext:value-type="float">
            <text:p>491.162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style-name="ce1" office:value-type="float" office:value="54.884277833" calcext:value-type="float">
            <text:p>54.884277833</text:p>
          </table:table-cell>
          <table:table-cell table:style-name="ce1" office:value-type="float" office:value="492.63277944" calcext:value-type="float">
            <text:p>492.63277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style-name="ce1" office:value-type="float" office:value="53.125" calcext:value-type="float">
            <text:p>53.125</text:p>
          </table:table-cell>
          <table:table-cell table:style-name="ce1" office:value-type="float" office:value="493.75" calcext:value-type="float">
            <text:p>49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style-name="ce1" office:value-type="float" office:value="56.770555833" calcext:value-type="float">
            <text:p>56.770555833</text:p>
          </table:table-cell>
          <table:table-cell table:style-name="ce1" office:value-type="float" office:value="491.95638889" calcext:value-type="float">
            <text:p>491.95638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style-name="ce1" office:value-type="float" office:value="57.04825025" calcext:value-type="float">
            <text:p>57.04825025</text:p>
          </table:table-cell>
          <table:table-cell table:style-name="ce1" office:value-type="float" office:value="493.1172475" calcext:value-type="float">
            <text:p>493.1172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style-name="ce1" office:value-type="float" office:value="55.208333333" calcext:value-type="float">
            <text:p>55.208333333</text:p>
          </table:table-cell>
          <table:table-cell table:style-name="ce1" office:value-type="float" office:value="493.75" calcext:value-type="float">
            <text:p>49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89.0625" calcext:value-type="float">
            <text:p>489.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style-name="ce1" office:value-type="float" office:value="52.037444333" calcext:value-type="float">
            <text:p>52.037444333</text:p>
          </table:table-cell>
          <table:table-cell table:style-name="ce1" office:value-type="float" office:value="487.68345111" calcext:value-type="float">
            <text:p>487.68345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style-name="ce1" office:value-type="float" office:value="53.437916583" calcext:value-type="float">
            <text:p>53.437916583</text:p>
          </table:table-cell>
          <table:table-cell table:style-name="ce1" office:value-type="float" office:value="489.46859083" calcext:value-type="float">
            <text:p>489.46859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style-name="ce1" office:value-type="float" office:value="55.556" calcext:value-type="float">
            <text:p>55.556</text:p>
          </table:table-cell>
          <table:table-cell table:style-name="ce1" office:value-type="float" office:value="488.57401" calcext:value-type="float">
            <text:p>488.57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style-name="ce1" office:value-type="float" office:value="56.319500167" calcext:value-type="float">
            <text:p>56.319500167</text:p>
          </table:table-cell>
          <table:table-cell table:style-name="ce1" office:value-type="float" office:value="490.39833833" calcext:value-type="float">
            <text:p>490.39833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style-name="ce1" office:value-type="float" office:value="58.332778333" calcext:value-type="float">
            <text:p>58.332778333</text:p>
          </table:table-cell>
          <table:table-cell table:style-name="ce1" office:value-type="float" office:value="490.16277778" calcext:value-type="float">
            <text:p>490.16277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style-name="ce1" office:value-type="float" office:value="58.64475075" calcext:value-type="float">
            <text:p>58.64475075</text:p>
          </table:table-cell>
          <table:table-cell table:style-name="ce1" office:value-type="float" office:value="491.8517425" calcext:value-type="float">
            <text:p>491.8517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style-name="ce1" office:value-type="float" office:value="58.361389444" calcext:value-type="float">
            <text:p>58.361389444</text:p>
          </table:table-cell>
          <table:table-cell table:style-name="ce1" office:value-type="float" office:value="493.677775" calcext:value-type="float">
            <text:p>493.677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style-name="ce1" office:value-type="float" office:value="57.511111389" calcext:value-type="float">
            <text:p>57.511111389</text:p>
          </table:table-cell>
          <table:table-cell table:style-name="ce1" office:value-type="float" office:value="495.364055" calcext:value-type="float">
            <text:p>495.364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style-name="ce1" office:value-type="float" office:value="56.25" calcext:value-type="float">
            <text:p>56.25</text:p>
          </table:table-cell>
          <table:table-cell table:style-name="ce1" office:value-type="float" office:value="494.79166667" calcext:value-type="float">
            <text:p>494.791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style-name="ce1" office:value-type="float" office:value="59.0790005" calcext:value-type="float">
            <text:p>59.0790005</text:p>
          </table:table-cell>
          <table:table-cell table:style-name="ce1" office:value-type="float" office:value="496.1355" calcext:value-type="float">
            <text:p>496.1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style-name="ce1" office:value-type="float" office:value="57.765861306" calcext:value-type="float">
            <text:p>57.765861306</text:p>
          </table:table-cell>
          <table:table-cell table:style-name="ce1" office:value-type="float" office:value="497.65830583" calcext:value-type="float">
            <text:p>497.65830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style-name="ce1" office:value-type="float" office:value="56.25" calcext:value-type="float">
            <text:p>56.25</text:p>
          </table:table-cell>
          <table:table-cell table:style-name="ce1" office:value-type="float" office:value="496.875" calcext:value-type="float">
            <text:p>496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style-name="ce1" office:value-type="float" office:value="59.380389111" calcext:value-type="float">
            <text:p>59.380389111</text:p>
          </table:table-cell>
          <table:table-cell table:style-name="ce1" office:value-type="float" office:value="498.68811167" calcext:value-type="float">
            <text:p>498.68811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style-name="ce1" office:value-type="float" office:value="57.8125" calcext:value-type="float">
            <text:p>57.8125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style-name="ce1" office:value-type="float" office:value="56.25" calcext:value-type="float">
            <text:p>56.25</text:p>
          </table:table-cell>
          <table:table-cell table:style-name="ce1" office:value-type="float" office:value="498.95833333" calcext:value-type="float">
            <text:p>498.958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float" office:value="60.472778889" calcext:value-type="float">
            <text:p>60.472778889</text:p>
          </table:table-cell>
          <table:table-cell table:style-name="ce1" office:value-type="float" office:value="492.56388333" calcext:value-type="float">
            <text:p>492.56388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style-name="ce1" office:value-type="float" office:value="60.033334167" calcext:value-type="float">
            <text:p>60.033334167</text:p>
          </table:table-cell>
          <table:table-cell table:style-name="ce1" office:value-type="float" office:value="494.42549833" calcext:value-type="float">
            <text:p>494.42549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style-name="ce1" office:value-type="float" office:value="61.908001" calcext:value-type="float">
            <text:p>61.908001</text:p>
          </table:table-cell>
          <table:table-cell table:style-name="ce1" office:value-type="float" office:value="495.396" calcext:value-type="float">
            <text:p>495.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style-name="ce1" office:value-type="float" office:value="60.797583917" calcext:value-type="float">
            <text:p>60.797583917</text:p>
          </table:table-cell>
          <table:table-cell table:style-name="ce1" office:value-type="float" office:value="497.14158417" calcext:value-type="float">
            <text:p>497.14158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style-name="ce1" office:value-type="float" office:value="62.510778222" calcext:value-type="float">
            <text:p>62.510778222</text:p>
          </table:table-cell>
          <table:table-cell table:style-name="ce1" office:value-type="float" office:value="498.41789" calcext:value-type="float">
            <text:p>498.41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style-name="ce1" office:value-type="float" office:value="60.9375" calcext:value-type="float">
            <text:p>60.9375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style-name="ce1" office:value-type="float" office:value="47.962555667" calcext:value-type="float">
            <text:p>47.962555667</text:p>
          </table:table-cell>
          <table:table-cell table:style-name="ce1" office:value-type="float" office:value="487.68345111" calcext:value-type="float">
            <text:p>487.68345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style-name="ce1" office:value-type="float" office:value="45.684027639" calcext:value-type="float">
            <text:p>45.684027639</text:p>
          </table:table-cell>
          <table:table-cell table:style-name="ce1" office:value-type="float" office:value="484.94617194" calcext:value-type="float">
            <text:p>484.94617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style-name="ce1" office:value-type="float" office:value="47.633499778" calcext:value-type="float">
            <text:p>47.633499778</text:p>
          </table:table-cell>
          <table:table-cell table:style-name="ce1" office:value-type="float" office:value="481.37188944" calcext:value-type="float">
            <text:p>481.37188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84.375" calcext:value-type="float">
            <text:p>484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style-name="ce1" office:value-type="float" office:value="44.830971583" calcext:value-type="float">
            <text:p>44.830971583</text:p>
          </table:table-cell>
          <table:table-cell table:style-name="ce1" office:value-type="float" office:value="478.75560694" calcext:value-type="float">
            <text:p>478.75560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style-name="ce1" office:value-type="float" office:value="47.304443889" calcext:value-type="float">
            <text:p>47.304443889</text:p>
          </table:table-cell>
          <table:table-cell table:style-name="ce1" office:value-type="float" office:value="475.06032778" calcext:value-type="float">
            <text:p>475.06032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78.125" calcext:value-type="float">
            <text:p>478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style-name="ce1" office:value-type="float" office:value="44.444" calcext:value-type="float">
            <text:p>44.444</text:p>
          </table:table-cell>
          <table:table-cell table:style-name="ce1" office:value-type="float" office:value="488.57401" calcext:value-type="float">
            <text:p>488.57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style-name="ce1" office:value-type="float" office:value="41.719944056" calcext:value-type="float">
            <text:p>41.719944056</text:p>
          </table:table-cell>
          <table:table-cell table:style-name="ce1" office:value-type="float" office:value="486.58066944" calcext:value-type="float">
            <text:p>486.58066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style-name="ce1" office:value-type="float" office:value="42.8719995" calcext:value-type="float">
            <text:p>42.8719995</text:p>
          </table:table-cell>
          <table:table-cell table:style-name="ce1" office:value-type="float" office:value="482.687" calcext:value-type="float">
            <text:p>482.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style-name="ce1" office:value-type="float" office:value="39.234054833" calcext:value-type="float">
            <text:p>39.234054833</text:p>
          </table:table-cell>
          <table:table-cell table:style-name="ce1" office:value-type="float" office:value="481.17977278" calcext:value-type="float">
            <text:p>481.17977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style-name="ce1" office:value-type="float" office:value="41.299999" calcext:value-type="float">
            <text:p>41.299999</text:p>
          </table:table-cell>
          <table:table-cell table:style-name="ce1" office:value-type="float" office:value="476.79999" calcext:value-type="float">
            <text:p>476.7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style-name="ce1" office:value-type="float" office:value="41.667221667" calcext:value-type="float">
            <text:p>41.667221667</text:p>
          </table:table-cell>
          <table:table-cell table:style-name="ce1" office:value-type="float" office:value="490.16277778" calcext:value-type="float">
            <text:p>490.16277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style-name="ce1" office:value-type="float" office:value="38.10774925" calcext:value-type="float">
            <text:p>38.10774925</text:p>
          </table:table-cell>
          <table:table-cell table:style-name="ce1" office:value-type="float" office:value="489.2784925" calcext:value-type="float">
            <text:p>489.2784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style-name="ce1" office:value-type="float" office:value="38.072499444" calcext:value-type="float">
            <text:p>38.072499444</text:p>
          </table:table-cell>
          <table:table-cell table:style-name="ce1" office:value-type="float" office:value="485.43055278" calcext:value-type="float">
            <text:p>485.43055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style-name="ce1" office:value-type="float" office:value="33.20924975" calcext:value-type="float">
            <text:p>33.20924975</text:p>
          </table:table-cell>
          <table:table-cell table:style-name="ce1" office:value-type="float" office:value="485.3974975" calcext:value-type="float">
            <text:p>485.3974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style-name="ce1" office:value-type="float" office:value="34.477777222" calcext:value-type="float">
            <text:p>34.477777222</text:p>
          </table:table-cell>
          <table:table-cell table:style-name="ce1" office:value-type="float" office:value="480.69832778" calcext:value-type="float">
            <text:p>480.69832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style-name="ce1" office:value-type="float" office:value="52.366500333" calcext:value-type="float">
            <text:p>52.366500333</text:p>
          </table:table-cell>
          <table:table-cell table:style-name="ce1" office:value-type="float" office:value="481.37188944" calcext:value-type="float">
            <text:p>481.37188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style-name="ce1" office:value-type="float" office:value="54.315972417" calcext:value-type="float">
            <text:p>54.315972417</text:p>
          </table:table-cell>
          <table:table-cell table:style-name="ce1" office:value-type="float" office:value="484.94617194" calcext:value-type="float">
            <text:p>484.94617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style-name="ce1" office:value-type="float" office:value="52.695556333" calcext:value-type="float">
            <text:p>52.695556333</text:p>
          </table:table-cell>
          <table:table-cell table:style-name="ce1" office:value-type="float" office:value="475.06032778" calcext:value-type="float">
            <text:p>475.06032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style-name="ce1" office:value-type="float" office:value="55.169028583" calcext:value-type="float">
            <text:p>55.169028583</text:p>
          </table:table-cell>
          <table:table-cell table:style-name="ce1" office:value-type="float" office:value="478.75560694" calcext:value-type="float">
            <text:p>478.75560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style-name="ce1" office:value-type="float" office:value="57.1280005" calcext:value-type="float">
            <text:p>57.1280005</text:p>
          </table:table-cell>
          <table:table-cell table:style-name="ce1" office:value-type="float" office:value="482.687" calcext:value-type="float">
            <text:p>482.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style-name="ce1" office:value-type="float" office:value="58.280055833" calcext:value-type="float">
            <text:p>58.280055833</text:p>
          </table:table-cell>
          <table:table-cell table:style-name="ce1" office:value-type="float" office:value="486.58066944" calcext:value-type="float">
            <text:p>486.58066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style-name="ce1" office:value-type="float" office:value="58.700001" calcext:value-type="float">
            <text:p>58.700001</text:p>
          </table:table-cell>
          <table:table-cell table:style-name="ce1" office:value-type="float" office:value="476.79999" calcext:value-type="float">
            <text:p>476.7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style-name="ce1" office:value-type="float" office:value="60.765944833" calcext:value-type="float">
            <text:p>60.765944833</text:p>
          </table:table-cell>
          <table:table-cell table:style-name="ce1" office:value-type="float" office:value="481.17977278" calcext:value-type="float">
            <text:p>481.17977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style-name="ce1" office:value-type="float" office:value="61.9275" calcext:value-type="float">
            <text:p>61.9275</text:p>
          </table:table-cell>
          <table:table-cell table:style-name="ce1" office:value-type="float" office:value="485.43055278" calcext:value-type="float">
            <text:p>485.43055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style-name="ce1" office:value-type="float" office:value="61.89225025" calcext:value-type="float">
            <text:p>61.89225025</text:p>
          </table:table-cell>
          <table:table-cell table:style-name="ce1" office:value-type="float" office:value="489.2784925" calcext:value-type="float">
            <text:p>489.2784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style-name="ce1" office:value-type="float" office:value="65.522221667" calcext:value-type="float">
            <text:p>65.522221667</text:p>
          </table:table-cell>
          <table:table-cell table:style-name="ce1" office:value-type="float" office:value="480.69832778" calcext:value-type="float">
            <text:p>480.69832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style-name="ce1" office:value-type="float" office:value="66.79074875" calcext:value-type="float">
            <text:p>66.79074875</text:p>
          </table:table-cell>
          <table:table-cell table:style-name="ce1" office:value-type="float" office:value="485.3974975" calcext:value-type="float">
            <text:p>485.3974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69.31818182" calcext:value-type="float">
            <text:p>469.31818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style-name="ce1" office:value-type="float" office:value="53.647828505" calcext:value-type="float">
            <text:p>53.647828505</text:p>
          </table:table-cell>
          <table:table-cell table:style-name="ce1" office:value-type="float" office:value="463.65381263" calcext:value-type="float">
            <text:p>463.65381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style-name="ce1" office:value-type="float" office:value="56.654268359" calcext:value-type="float">
            <text:p>56.654268359</text:p>
          </table:table-cell>
          <table:table-cell table:style-name="ce1" office:value-type="float" office:value="470.08774869" calcext:value-type="float">
            <text:p>470.08774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56.81818182" calcext:value-type="float">
            <text:p>456.81818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style-name="ce1" office:value-type="float" office:value="54.790555111" calcext:value-type="float">
            <text:p>54.790555111</text:p>
          </table:table-cell>
          <table:table-cell table:style-name="ce1" office:value-type="float" office:value="449.96599444" calcext:value-type="float">
            <text:p>449.96599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style-name="ce1" office:value-type="float" office:value="58.983434081" calcext:value-type="float">
            <text:p>58.983434081</text:p>
          </table:table-cell>
          <table:table-cell table:style-name="ce1" office:value-type="float" office:value="457.82808202" calcext:value-type="float">
            <text:p>457.82808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style-name="ce1" office:value-type="float" office:value="62.195454636" calcext:value-type="float">
            <text:p>62.195454636</text:p>
          </table:table-cell>
          <table:table-cell table:style-name="ce1" office:value-type="float" office:value="466.22044455" calcext:value-type="float">
            <text:p>466.22044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style-name="ce1" office:value-type="float" office:value="64.552070798" calcext:value-type="float">
            <text:p>64.552070798</text:p>
          </table:table-cell>
          <table:table-cell table:style-name="ce1" office:value-type="float" office:value="473.62447596" calcext:value-type="float">
            <text:p>473.62447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style-name="ce1" office:value-type="float" office:value="66.389999" calcext:value-type="float">
            <text:p>66.389999</text:p>
          </table:table-cell>
          <table:table-cell table:style-name="ce1" office:value-type="float" office:value="453.52499" calcext:value-type="float">
            <text:p>453.52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style-name="ce1" office:value-type="float" office:value="70.14707002" calcext:value-type="float">
            <text:p>70.14707002</text:p>
          </table:table-cell>
          <table:table-cell table:style-name="ce1" office:value-type="float" office:value="462.94380929" calcext:value-type="float">
            <text:p>462.94380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style-name="ce1" office:value-type="float" office:value="72.412372929" calcext:value-type="float">
            <text:p>72.412372929</text:p>
          </table:table-cell>
          <table:table-cell table:style-name="ce1" office:value-type="float" office:value="472.16272172" calcext:value-type="float">
            <text:p>472.16272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style-name="ce1" office:value-type="float" office:value="73.693407318" calcext:value-type="float">
            <text:p>73.693407318</text:p>
          </table:table-cell>
          <table:table-cell table:style-name="ce1" office:value-type="float" office:value="479.92836364" calcext:value-type="float">
            <text:p>479.92836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style-name="ce1" office:value-type="float" office:value="80.680554444" calcext:value-type="float">
            <text:p>80.680554444</text:p>
          </table:table-cell>
          <table:table-cell table:style-name="ce1" office:value-type="float" office:value="461.91999444" calcext:value-type="float">
            <text:p>461.91999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style-name="ce1" office:value-type="float" office:value="83.490907818" calcext:value-type="float">
            <text:p>83.490907818</text:p>
          </table:table-cell>
          <table:table-cell table:style-name="ce1" office:value-type="float" office:value="472.16536364" calcext:value-type="float">
            <text:p>472.16536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style-name="ce1" office:value-type="float" office:value="54.783606295" calcext:value-type="float">
            <text:p>54.783606295</text:p>
          </table:table-cell>
          <table:table-cell table:style-name="ce1" office:value-type="float" office:value="440.80065705" calcext:value-type="float">
            <text:p>440.80065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1" office:value-type="float" office:value="68.064070273" calcext:value-type="float">
            <text:p>68.064070273</text:p>
          </table:table-cell>
          <table:table-cell table:style-name="ce1" office:value-type="float" office:value="431.57622803" calcext:value-type="float">
            <text:p>431.57622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style-name="ce1" office:value-type="float" office:value="68.655563812" calcext:value-type="float">
            <text:p>68.655563812</text:p>
          </table:table-cell>
          <table:table-cell table:style-name="ce1" office:value-type="float" office:value="441.79200998" calcext:value-type="float">
            <text:p>441.79200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style-name="ce1" office:value-type="float" office:value="65.546720459" calcext:value-type="float">
            <text:p>65.546720459</text:p>
          </table:table-cell>
          <table:table-cell table:style-name="ce1" office:value-type="float" office:value="420.10213541" calcext:value-type="float">
            <text:p>420.10213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style-name="ce1" office:value-type="float" office:value="84.655964226" calcext:value-type="float">
            <text:p>84.655964226</text:p>
          </table:table-cell>
          <table:table-cell table:style-name="ce1" office:value-type="float" office:value="408.58902002" calcext:value-type="float">
            <text:p>408.589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style-name="ce1" office:value-type="float" office:value="87.55933414" calcext:value-type="float">
            <text:p>87.55933414</text:p>
          </table:table-cell>
          <table:table-cell table:style-name="ce1" office:value-type="float" office:value="420.75680244" calcext:value-type="float">
            <text:p>420.75680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style-name="ce1" office:value-type="float" office:value="79.000613164" calcext:value-type="float">
            <text:p>79.000613164</text:p>
          </table:table-cell>
          <table:table-cell table:style-name="ce1" office:value-type="float" office:value="394.22898336" calcext:value-type="float">
            <text:p>394.22898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1" office:value-type="float" office:value="105.39583167" calcext:value-type="float">
            <text:p>105.39583167</text:p>
          </table:table-cell>
          <table:table-cell table:style-name="ce1" office:value-type="float" office:value="379.85501" calcext:value-type="float">
            <text:p>379.85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style-name="ce1" office:value-type="float" office:value="111.18904705" calcext:value-type="float">
            <text:p>111.18904705</text:p>
          </table:table-cell>
          <table:table-cell table:style-name="ce1" office:value-type="float" office:value="394.46279301" calcext:value-type="float">
            <text:p>394.4627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style-name="ce1" office:value-type="float" office:value="86.546720311" calcext:value-type="float">
            <text:p>86.546720311</text:p>
          </table:table-cell>
          <table:table-cell table:style-name="ce1" office:value-type="float" office:value="434.20171656" calcext:value-type="float">
            <text:p>434.20171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style-name="ce1" office:value-type="float" office:value="84.865700222" calcext:value-type="float">
            <text:p>84.865700222</text:p>
          </table:table-cell>
          <table:table-cell table:style-name="ce1" office:value-type="float" office:value="446.98514113" calcext:value-type="float">
            <text:p>446.98514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style-name="ce1" office:value-type="float" office:value="111.74262195" calcext:value-type="float">
            <text:p>111.74262195</text:p>
          </table:table-cell>
          <table:table-cell table:style-name="ce1" office:value-type="float" office:value="410.04762475" calcext:value-type="float">
            <text:p>410.04762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style-name="ce1" office:value-type="float" office:value="111.11602822" calcext:value-type="float">
            <text:p>111.11602822</text:p>
          </table:table-cell>
          <table:table-cell table:style-name="ce1" office:value-type="float" office:value="424.18622867" calcext:value-type="float">
            <text:p>424.18622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style-name="ce1" office:value-type="float" office:value="143.237499" calcext:value-type="float">
            <text:p>143.237499</text:p>
          </table:table-cell>
          <table:table-cell table:style-name="ce1" office:value-type="float" office:value="379.85501" calcext:value-type="float">
            <text:p>379.85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style-name="ce1" office:value-type="float" office:value="143.92893822" calcext:value-type="float">
            <text:p>143.92893822</text:p>
          </table:table-cell>
          <table:table-cell table:style-name="ce1" office:value-type="float" office:value="395.6875881" calcext:value-type="float">
            <text:p>395.6875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style-name="ce1" office:value-type="float" office:value="107.01461658" calcext:value-type="float">
            <text:p>107.01461658</text:p>
          </table:table-cell>
          <table:table-cell table:style-name="ce1" office:value-type="float" office:value="440.39475262" calcext:value-type="float">
            <text:p>440.39475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table:style-name="ce1" office:value-type="float" office:value="103.41401552" calcext:value-type="float">
            <text:p>103.41401552</text:p>
          </table:table-cell>
          <table:table-cell table:style-name="ce1" office:value-type="float" office:value="456.38005049" calcext:value-type="float">
            <text:p>456.38005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style-name="ce1" office:value-type="float" office:value="139.93219425" calcext:value-type="float">
            <text:p>139.93219425</text:p>
          </table:table-cell>
          <table:table-cell table:style-name="ce1" office:value-type="float" office:value="413.48820035" calcext:value-type="float">
            <text:p>413.48820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style-name="ce1" office:value-type="float" office:value="136.2168027" calcext:value-type="float">
            <text:p>136.2168027</text:p>
          </table:table-cell>
          <table:table-cell table:style-name="ce1" office:value-type="float" office:value="430.3904141" calcext:value-type="float">
            <text:p>430.3904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style-name="ce1" office:value-type="float" office:value="181.07916633" calcext:value-type="float">
            <text:p>181.07916633</text:p>
          </table:table-cell>
          <table:table-cell table:style-name="ce1" office:value-type="float" office:value="379.85501" calcext:value-type="float">
            <text:p>379.85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style-name="ce1" office:value-type="float" office:value="177.22028668" calcext:value-type="float">
            <text:p>177.22028668</text:p>
          </table:table-cell>
          <table:table-cell table:style-name="ce1" office:value-type="float" office:value="397.90336861" calcext:value-type="float">
            <text:p>397.90336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style-name="ce1" office:value-type="float" office:value="163.54924152" calcext:value-type="float">
            <text:p>163.54924152</text:p>
          </table:table-cell>
          <table:table-cell table:style-name="ce1" office:value-type="float" office:value="207.19364182" calcext:value-type="float">
            <text:p>207.19364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style-name="ce1" office:value-type="float" office:value="161.21439291" calcext:value-type="float">
            <text:p>161.21439291</text:p>
          </table:table-cell>
          <table:table-cell table:style-name="ce1" office:value-type="float" office:value="293.52432591" calcext:value-type="float">
            <text:p>293.52432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table:style-name="ce1" office:value-type="float" office:value="233.33333333" calcext:value-type="float">
            <text:p>233.3333333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style-name="ce1" office:value-type="float" office:value="242.38939358" calcext:value-type="float">
            <text:p>242.38939358</text:p>
          </table:table-cell>
          <table:table-cell table:style-name="ce1" office:value-type="float" office:value="103.59682091" calcext:value-type="float">
            <text:p>103.59682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table:style-name="ce1" office:value-type="float" office:value="232.67499945" calcext:value-type="float">
            <text:p>232.67499945</text:p>
          </table:table-cell>
          <table:table-cell table:style-name="ce1" office:value-type="float" office:value="207.19364182" calcext:value-type="float">
            <text:p>207.19364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style-name="ce1" office:value-type="float" office:value="214.69810555" calcext:value-type="float">
            <text:p>214.69810555</text:p>
          </table:table-cell>
          <table:table-cell table:style-name="ce1" office:value-type="float" office:value="293.52432591" calcext:value-type="float">
            <text:p>293.52432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style-name="ce1" office:value-type="float" office:value="330.28560588" calcext:value-type="float">
            <text:p>330.28560588</text:p>
          </table:table-cell>
          <table:table-cell table:style-name="ce1" office:value-type="float" office:value="103.59682091" calcext:value-type="float">
            <text:p>103.59682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style-name="ce1" office:value-type="float" office:value="301.80075739" calcext:value-type="float">
            <text:p>301.80075739</text:p>
          </table:table-cell>
          <table:table-cell table:style-name="ce1" office:value-type="float" office:value="207.19364182" calcext:value-type="float">
            <text:p>207.19364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style-name="ce1" office:value-type="float" office:value="268.18181818" calcext:value-type="float">
            <text:p>268.18181818</text:p>
          </table:table-cell>
          <table:table-cell table:style-name="ce1" office:value-type="float" office:value="293.52432591" calcext:value-type="float">
            <text:p>293.52432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style-name="ce1" office:value-type="float" office:value="446.66666667" calcext:value-type="float">
            <text:p>446.6666666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style-name="ce1" office:value-type="float" office:value="418.18181818" calcext:value-type="float">
            <text:p>418.18181818</text:p>
          </table:table-cell>
          <table:table-cell table:style-name="ce1" office:value-type="float" office:value="103.59682091" calcext:value-type="float">
            <text:p>103.59682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style-name="ce1" office:value-type="float" office:value="34.375" calcext:value-type="float">
            <text:p>34.375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style-name="ce1" office:value-type="float" office:value="31.201832833" calcext:value-type="float">
            <text:p>31.201832833</text:p>
          </table:table-cell>
          <table:table-cell table:style-name="ce1" office:value-type="float" office:value="497.97133111" calcext:value-type="float">
            <text:p>497.97133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style-name="ce1" office:value-type="float" office:value="34.576693639" calcext:value-type="float">
            <text:p>34.576693639</text:p>
          </table:table-cell>
          <table:table-cell table:style-name="ce1" office:value-type="float" office:value="496.39660972" calcext:value-type="float">
            <text:p>496.39660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style-name="ce1" office:value-type="float" office:value="37.489221778" calcext:value-type="float">
            <text:p>37.489221778</text:p>
          </table:table-cell>
          <table:table-cell table:style-name="ce1" office:value-type="float" office:value="498.41789" calcext:value-type="float">
            <text:p>498.41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style-name="ce1" office:value-type="float" office:value="28.125" calcext:value-type="float">
            <text:p>28.125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style-name="ce1" office:value-type="float" office:value="24.914443889" calcext:value-type="float">
            <text:p>24.914443889</text:p>
          </table:table-cell>
          <table:table-cell table:style-name="ce1" office:value-type="float" office:value="497.52477222" calcext:value-type="float">
            <text:p>497.52477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style-name="ce1" office:value-type="float" office:value="28.356971361" calcext:value-type="float">
            <text:p>28.356971361</text:p>
          </table:table-cell>
          <table:table-cell table:style-name="ce1" office:value-type="float" office:value="495.4233825" calcext:value-type="float">
            <text:p>495.4233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style-name="ce1" office:value-type="float" office:value="32.044999" calcext:value-type="float">
            <text:p>32.044999</text:p>
          </table:table-cell>
          <table:table-cell table:style-name="ce1" office:value-type="float" office:value="493.815995" calcext:value-type="float">
            <text:p>493.815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style-name="ce1" office:value-type="float" office:value="35.820943389" calcext:value-type="float">
            <text:p>35.820943389</text:p>
          </table:table-cell>
          <table:table-cell table:style-name="ce1" office:value-type="float" office:value="492.82277389" calcext:value-type="float">
            <text:p>492.82277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style-name="ce1" office:value-type="float" office:value="38.091999" calcext:value-type="float">
            <text:p>38.091999</text:p>
          </table:table-cell>
          <table:table-cell table:style-name="ce1" office:value-type="float" office:value="495.396" calcext:value-type="float">
            <text:p>495.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style-name="ce1" office:value-type="float" office:value="25.997999" calcext:value-type="float">
            <text:p>25.997999</text:p>
          </table:table-cell>
          <table:table-cell table:style-name="ce1" office:value-type="float" office:value="492.23599" calcext:value-type="float">
            <text:p>492.23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table:style-name="ce1" office:value-type="float" office:value="30.051721278" calcext:value-type="float">
            <text:p>30.051721278</text:p>
          </table:table-cell>
          <table:table-cell table:style-name="ce1" office:value-type="float" office:value="490.55588167" calcext:value-type="float">
            <text:p>490.55588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table:style-name="ce1" office:value-type="float" office:value="34.1408325" calcext:value-type="float">
            <text:p>34.1408325</text:p>
          </table:table-cell>
          <table:table-cell table:style-name="ce1" office:value-type="float" office:value="489.52999444" calcext:value-type="float">
            <text:p>489.52999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style-name="ce1" office:value-type="float" office:value="39.527221111" calcext:value-type="float">
            <text:p>39.527221111</text:p>
          </table:table-cell>
          <table:table-cell table:style-name="ce1" office:value-type="float" office:value="492.56388333" calcext:value-type="float">
            <text:p>492.56388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style-name="ce1" office:value-type="float" office:value="28.754443889" calcext:value-type="float">
            <text:p>28.754443889</text:p>
          </table:table-cell>
          <table:table-cell table:style-name="ce1" office:value-type="float" office:value="486.49610556" calcext:value-type="float">
            <text:p>486.49610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style-name="ce1" office:value-type="float" office:value="65.859166389" calcext:value-type="float">
            <text:p>65.859166389</text:p>
          </table:table-cell>
          <table:table-cell table:style-name="ce1" office:value-type="float" office:value="489.52999444" calcext:value-type="float">
            <text:p>489.52999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style-name="ce1" office:value-type="float" office:value="64.179056056" calcext:value-type="float">
            <text:p>64.179056056</text:p>
          </table:table-cell>
          <table:table-cell table:style-name="ce1" office:value-type="float" office:value="492.82277389" calcext:value-type="float">
            <text:p>492.82277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style-name="ce1" office:value-type="float" office:value="71.245553889" calcext:value-type="float">
            <text:p>71.245553889</text:p>
          </table:table-cell>
          <table:table-cell table:style-name="ce1" office:value-type="float" office:value="486.49610556" calcext:value-type="float">
            <text:p>486.49610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ce1" office:value-type="float" office:value="69.948277056" calcext:value-type="float">
            <text:p>69.948277056</text:p>
          </table:table-cell>
          <table:table-cell table:style-name="ce1" office:value-type="float" office:value="490.55588167" calcext:value-type="float">
            <text:p>490.55588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style-name="ce1" office:value-type="float" office:value="67.955" calcext:value-type="float">
            <text:p>67.955</text:p>
          </table:table-cell>
          <table:table-cell table:style-name="ce1" office:value-type="float" office:value="493.815995" calcext:value-type="float">
            <text:p>493.815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table:style-name="ce1" office:value-type="float" office:value="65.423305972" calcext:value-type="float">
            <text:p>65.423305972</text:p>
          </table:table-cell>
          <table:table-cell table:style-name="ce1" office:value-type="float" office:value="496.39660972" calcext:value-type="float">
            <text:p>496.39660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style-name="ce1" office:value-type="float" office:value="74.001999" calcext:value-type="float">
            <text:p>74.001999</text:p>
          </table:table-cell>
          <table:table-cell table:style-name="ce1" office:value-type="float" office:value="492.23599" calcext:value-type="float">
            <text:p>492.23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style-name="ce1" office:value-type="float" office:value="71.643027472" calcext:value-type="float">
            <text:p>71.643027472</text:p>
          </table:table-cell>
          <table:table-cell table:style-name="ce1" office:value-type="float" office:value="495.4233825" calcext:value-type="float">
            <text:p>495.4233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style-name="ce1" office:value-type="float" office:value="68.798166722" calcext:value-type="float">
            <text:p>68.798166722</text:p>
          </table:table-cell>
          <table:table-cell table:style-name="ce1" office:value-type="float" office:value="497.97133111" calcext:value-type="float">
            <text:p>497.97133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style-name="ce1" office:value-type="float" office:value="65.625" calcext:value-type="float">
            <text:p>65.625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style-name="ce1" office:value-type="float" office:value="75.085555222" calcext:value-type="float">
            <text:p>75.085555222</text:p>
          </table:table-cell>
          <table:table-cell table:style-name="ce1" office:value-type="float" office:value="497.52477222" calcext:value-type="float">
            <text:p>497.52477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style-name="ce1" office:value-type="float" office:value="71.875" calcext:value-type="float">
            <text:p>71.875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table:style-name="ce1" office:value-type="float" office:value="81.039241768" calcext:value-type="float">
            <text:p>81.039241768</text:p>
          </table:table-cell>
          <table:table-cell table:style-name="ce1" office:value-type="float" office:value="480.97943889" calcext:value-type="float">
            <text:p>480.97943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style-name="ce1" office:value-type="float" office:value="78.077686192" calcext:value-type="float">
            <text:p>78.077686192</text:p>
          </table:table-cell>
          <table:table-cell table:style-name="ce1" office:value-type="float" office:value="487.36152646" calcext:value-type="float">
            <text:p>487.36152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style-name="ce1" office:value-type="float" office:value="92.791667222" calcext:value-type="float">
            <text:p>92.791667222</text:p>
          </table:table-cell>
          <table:table-cell table:style-name="ce1" office:value-type="float" office:value="474.35943889" calcext:value-type="float">
            <text:p>474.35943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style-name="ce1" office:value-type="float" office:value="89.616243192" calcext:value-type="float">
            <text:p>89.616243192</text:p>
          </table:table-cell>
          <table:table-cell table:style-name="ce1" office:value-type="float" office:value="482.82752646" calcext:value-type="float">
            <text:p>482.82752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style-name="ce1" office:value-type="float" office:value="84.996545818" calcext:value-type="float">
            <text:p>84.996545818</text:p>
          </table:table-cell>
          <table:table-cell table:style-name="ce1" office:value-type="float" office:value="489.36326273" calcext:value-type="float">
            <text:p>489.36326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style-name="ce1" office:value-type="float" office:value="80.40715648" calcext:value-type="float">
            <text:p>80.40715648</text:p>
          </table:table-cell>
          <table:table-cell table:style-name="ce1" office:value-type="float" office:value="494.05207192" calcext:value-type="float">
            <text:p>494.05207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style-name="ce1" office:value-type="float" office:value="98.190002" calcext:value-type="float">
            <text:p>98.190002</text:p>
          </table:table-cell>
          <table:table-cell table:style-name="ce1" office:value-type="float" office:value="485.91599" calcext:value-type="float">
            <text:p>485.91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style-name="ce1" office:value-type="float" office:value="92.846546646" calcext:value-type="float">
            <text:p>92.846546646</text:p>
          </table:table-cell>
          <table:table-cell table:style-name="ce1" office:value-type="float" office:value="492.10573859" calcext:value-type="float">
            <text:p>492.10573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style-name="ce1" office:value-type="float" office:value="86.517121586" calcext:value-type="float">
            <text:p>86.517121586</text:p>
          </table:table-cell>
          <table:table-cell table:style-name="ce1" office:value-type="float" office:value="496.71295404" calcext:value-type="float">
            <text:p>496.71295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style-name="ce1" office:value-type="float" office:value="80.681818182" calcext:value-type="float">
            <text:p>80.681818182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style-name="ce1" office:value-type="float" office:value="100.23500122" calcext:value-type="float">
            <text:p>100.23500122</text:p>
          </table:table-cell>
          <table:table-cell table:style-name="ce1" office:value-type="float" office:value="495.73877222" calcext:value-type="float">
            <text:p>495.73877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style-name="ce1" office:value-type="float" office:value="93.181818182" calcext:value-type="float">
            <text:p>93.181818182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style-name="ce1" office:value-type="float" office:value="179.50819672" calcext:value-type="float">
            <text:p>179.50819672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table:style-name="ce1" office:value-type="float" office:value="159.11270542" calcext:value-type="float">
            <text:p>159.11270542</text:p>
          </table:table-cell>
          <table:table-cell table:style-name="ce1" office:value-type="float" office:value="486.43605517" calcext:value-type="float">
            <text:p>486.43605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style-name="ce1" office:value-type="float" office:value="179.43271897" calcext:value-type="float">
            <text:p>179.43271897</text:p>
          </table:table-cell>
          <table:table-cell table:style-name="ce1" office:value-type="float" office:value="466.32307005" calcext:value-type="float">
            <text:p>466.32307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479.975835" calcext:value-type="float">
            <text:p>479.975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style-name="ce1" office:value-type="float" office:value="142.62295082" calcext:value-type="float">
            <text:p>142.62295082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style-name="ce1" office:value-type="float" office:value="126.40286975" calcext:value-type="float">
            <text:p>126.40286975</text:p>
          </table:table-cell>
          <table:table-cell table:style-name="ce1" office:value-type="float" office:value="491.60423131" calcext:value-type="float">
            <text:p>491.60423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style-name="ce1" office:value-type="float" office:value="142.41161311" calcext:value-type="float">
            <text:p>142.41161311</text:p>
          </table:table-cell>
          <table:table-cell table:style-name="ce1" office:value-type="float" office:value="477.79159013" calcext:value-type="float">
            <text:p>477.79159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style-name="ce1" office:value-type="float" office:value="113.1147541" calcext:value-type="float">
            <text:p>113.1147541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style-name="ce1" office:value-type="float" office:value="112.79472842" calcext:value-type="float">
            <text:p>112.79472842</text:p>
          </table:table-cell>
          <table:table-cell table:style-name="ce1" office:value-type="float" office:value="486.96640619" calcext:value-type="float">
            <text:p>486.96640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style-name="ce1" office:value-type="float" office:value="158.27459098" calcext:value-type="float">
            <text:p>158.27459098</text:p>
          </table:table-cell>
          <table:table-cell table:style-name="ce1" office:value-type="float" office:value="458.77524475" calcext:value-type="float">
            <text:p>458.77524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style-name="ce1" office:value-type="float" office:value="178.67008229" calcext:value-type="float">
            <text:p>178.67008229</text:p>
          </table:table-cell>
          <table:table-cell table:style-name="ce1" office:value-type="float" office:value="432.29085958" calcext:value-type="float">
            <text:p>432.29085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439.927505" calcext:value-type="float">
            <text:p>439.927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style-name="ce1" office:value-type="float" office:value="124.89426377" calcext:value-type="float">
            <text:p>124.89426377</text:p>
          </table:table-cell>
          <table:table-cell table:style-name="ce1" office:value-type="float" office:value="473.85343656" calcext:value-type="float">
            <text:p>473.85343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style-name="ce1" office:value-type="float" office:value="140.2762304" calcext:value-type="float">
            <text:p>140.2762304</text:p>
          </table:table-cell>
          <table:table-cell table:style-name="ce1" office:value-type="float" office:value="454.58839483" calcext:value-type="float">
            <text:p>454.58839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table:style-name="ce1" office:value-type="float" office:value="109.56114889" calcext:value-type="float">
            <text:p>109.56114889</text:p>
          </table:table-cell>
          <table:table-cell table:style-name="ce1" office:value-type="float" office:value="472.42642302" calcext:value-type="float">
            <text:p>472.42642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style-name="ce1" office:value-type="float" office:value="156.0621587" calcext:value-type="float">
            <text:p>156.0621587</text:p>
          </table:table-cell>
          <table:table-cell table:style-name="ce1" office:value-type="float" office:value="430.40387332" calcext:value-type="float">
            <text:p>430.40387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99.879175" calcext:value-type="float">
            <text:p>399.879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table:style-name="ce1" office:value-type="float" office:value="120.91188566" calcext:value-type="float">
            <text:p>120.91188566</text:p>
          </table:table-cell>
          <table:table-cell table:style-name="ce1" office:value-type="float" office:value="454.82363197" calcext:value-type="float">
            <text:p>454.82363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style-name="ce1" office:value-type="float" office:value="336.36363636" calcext:value-type="float">
            <text:p>336.36363636</text:p>
          </table:table-cell>
          <table:table-cell table:style-name="ce1" office:value-type="float" office:value="255.99470152" calcext:value-type="float">
            <text:p>255.99470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style-name="ce1" office:value-type="float" office:value="268.18181818" calcext:value-type="float">
            <text:p>268.18181818</text:p>
          </table:table-cell>
          <table:table-cell table:style-name="ce1" office:value-type="float" office:value="362.34955061" calcext:value-type="float">
            <text:p>362.34955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83.333333333" calcext:value-type="float">
            <text:p>83.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style-name="ce1" office:value-type="float" office:value="418.18181818" calcext:value-type="float">
            <text:p>418.18181818</text:p>
          </table:table-cell>
          <table:table-cell table:style-name="ce1" office:value-type="float" office:value="235.73121394" calcext:value-type="float">
            <text:p>235.73121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style-name="ce1" office:value-type="float" office:value="336.36363636" calcext:value-type="float">
            <text:p>336.36363636</text:p>
          </table:table-cell>
          <table:table-cell table:style-name="ce1" office:value-type="float" office:value="353.59682091" calcext:value-type="float">
            <text:p>353.59682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style-name="ce1" office:value-type="float" office:value="268.18181818" calcext:value-type="float">
            <text:p>268.18181818</text:p>
          </table:table-cell>
          <table:table-cell table:style-name="ce1" office:value-type="float" office:value="431.1747753" calcext:value-type="float">
            <text:p>431.1747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style-name="ce1" office:value-type="float" office:value="418.18181818" calcext:value-type="float">
            <text:p>418.18181818</text:p>
          </table:table-cell>
          <table:table-cell table:style-name="ce1" office:value-type="float" office:value="367.86560697" calcext:value-type="float">
            <text:p>367.86560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style-name="ce1" office:value-type="float" office:value="336.36363636" calcext:value-type="float">
            <text:p>336.36363636</text:p>
          </table:table-cell>
          <table:table-cell table:style-name="ce1" office:value-type="float" office:value="451.1989403" calcext:value-type="float">
            <text:p>451.1989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style-name="ce1" office:value-type="float" office:value="268.18181818" calcext:value-type="float">
            <text:p>268.18181818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416.66666667" calcext:value-type="float">
            <text:p>416.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1" office:value-type="float" office:value="418.18181818" calcext:value-type="float">
            <text:p>418.18181818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style-name="ce1" office:value-type="float" office:value="19.318181818" calcext:value-type="float">
            <text:p>19.318181818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style-name="ce1" office:value-type="float" office:value="13.589696667" calcext:value-type="float">
            <text:p>13.589696667</text:p>
          </table:table-cell>
          <table:table-cell table:style-name="ce1" office:value-type="float" office:value="495.5503303" calcext:value-type="float">
            <text:p>495.5503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table:style-name="ce1" office:value-type="float" office:value="19.509130626" calcext:value-type="float">
            <text:p>19.509130626</text:p>
          </table:table-cell>
          <table:table-cell table:style-name="ce1" office:value-type="float" office:value="492.98795778" calcext:value-type="float">
            <text:p>492.98795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table:style-name="ce1" office:value-type="float" office:value="6.8181818182" calcext:value-type="float">
            <text:p>6.8181818182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3.181" calcext:value-type="float">
            <text:p>493.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table:style-name="ce1" office:value-type="float" office:value="6.8855755152" calcext:value-type="float">
            <text:p>6.8855755152</text:p>
          </table:table-cell>
          <table:table-cell table:style-name="ce1" office:value-type="float" office:value="488.70057333" calcext:value-type="float">
            <text:p>488.70057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table:style-name="ce1" office:value-type="float" office:value="14.180726727" calcext:value-type="float">
            <text:p>14.180726727</text:p>
          </table:table-cell>
          <table:table-cell table:style-name="ce1" office:value-type="float" office:value="486.46644909" calcext:value-type="float">
            <text:p>486.46644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table:style-name="ce1" office:value-type="float" office:value="20.99276699" calcext:value-type="float">
            <text:p>20.99276699</text:p>
          </table:table-cell>
          <table:table-cell table:style-name="ce1" office:value-type="float" office:value="485.62733657" calcext:value-type="float">
            <text:p>485.62733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9.543" calcext:value-type="float">
            <text:p>479.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style-name="ce1" office:value-type="float" office:value="7.4092118788" calcext:value-type="float">
            <text:p>7.4092118788</text:p>
          </table:table-cell>
          <table:table-cell table:style-name="ce1" office:value-type="float" office:value="477.27811879" calcext:value-type="float">
            <text:p>477.27811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style-name="ce1" office:value-type="float" office:value="15.684242121" calcext:value-type="float">
            <text:p>15.684242121</text:p>
          </table:table-cell>
          <table:table-cell table:style-name="ce1" office:value-type="float" office:value="477.13651212" calcext:value-type="float">
            <text:p>477.13651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table:style-name="ce1" office:value-type="float" office:value="23.769090909" calcext:value-type="float">
            <text:p>23.769090909</text:p>
          </table:table-cell>
          <table:table-cell table:style-name="ce1" office:value-type="float" office:value="477.91813636" calcext:value-type="float">
            <text:p>477.91813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5.905" calcext:value-type="float">
            <text:p>465.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table:style-name="ce1" office:value-type="float" office:value="8.3890909091" calcext:value-type="float">
            <text:p>8.3890909091</text:p>
          </table:table-cell>
          <table:table-cell table:style-name="ce1" office:value-type="float" office:value="465.73263636" calcext:value-type="float">
            <text:p>465.73263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table:style-name="ce1" office:value-type="float" office:value="8.3333333333" calcext:value-type="float">
            <text:p>8.3333333333</text:p>
          </table:table-cell>
          <table:table-cell table:style-name="ce1" office:value-type="float" office:value="457.57166667" calcext:value-type="float">
            <text:p>457.571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table:style-name="ce1" office:value-type="float" office:value="22.482424" calcext:value-type="float">
            <text:p>22.482424</text:p>
          </table:table-cell>
          <table:table-cell table:style-name="ce1" office:value-type="float" office:value="462.17242182" calcext:value-type="float">
            <text:p>462.17242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table:style-name="ce1" office:value-type="float" office:value="22.593939091" calcext:value-type="float">
            <text:p>22.593939091</text:p>
          </table:table-cell>
          <table:table-cell table:style-name="ce1" office:value-type="float" office:value="470.18620909" calcext:value-type="float">
            <text:p>470.18620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54.543" calcext:value-type="float">
            <text:p>454.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table:style-name="ce1" office:value-type="float" office:value="36.35272703" calcext:value-type="float">
            <text:p>36.35272703</text:p>
          </table:table-cell>
          <table:table-cell table:style-name="ce1" office:value-type="float" office:value="459.20093697" calcext:value-type="float">
            <text:p>459.20093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style-name="ce1" office:value-type="float" office:value="33.890908545" calcext:value-type="float">
            <text:p>33.890908545</text:p>
          </table:table-cell>
          <table:table-cell table:style-name="ce1" office:value-type="float" office:value="466.68317636" calcext:value-type="float">
            <text:p>466.68317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style-name="ce1" office:value-type="float" office:value="41.666666667" calcext:value-type="float">
            <text:p>41.666666667</text:p>
          </table:table-cell>
          <table:table-cell table:style-name="ce1" office:value-type="float" office:value="451.51433333" calcext:value-type="float">
            <text:p>451.514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table:style-name="ce1" office:value-type="float" office:value="44.741817879" calcext:value-type="float">
            <text:p>44.741817879</text:p>
          </table:table-cell>
          <table:table-cell table:style-name="ce1" office:value-type="float" office:value="464.35760303" calcext:value-type="float">
            <text:p>464.35760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table:style-name="ce1" office:value-type="float" office:value="33.144645778" calcext:value-type="float">
            <text:p>33.144645778</text:p>
          </table:table-cell>
          <table:table-cell table:style-name="ce1" office:value-type="float" office:value="473.38341737" calcext:value-type="float">
            <text:p>473.38341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table:style-name="ce1" office:value-type="float" office:value="41.888282141" calcext:value-type="float">
            <text:p>41.888282141</text:p>
          </table:table-cell>
          <table:table-cell table:style-name="ce1" office:value-type="float" office:value="470.51676586" calcext:value-type="float">
            <text:p>470.51676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8.69505049" calcext:value-type="float">
            <text:p>448.69505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table:style-name="ce1" office:value-type="float" office:value="9.927868765" calcext:value-type="float">
            <text:p>9.927868765</text:p>
          </table:table-cell>
          <table:table-cell table:style-name="ce1" office:value-type="float" office:value="437.18696984" calcext:value-type="float">
            <text:p>437.18696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style-name="ce1" office:value-type="float" office:value="18.261202098" calcext:value-type="float">
            <text:p>18.261202098</text:p>
          </table:table-cell>
          <table:table-cell table:style-name="ce1" office:value-type="float" office:value="446.06358601" calcext:value-type="float">
            <text:p>446.06358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table:style-name="ce1" office:value-type="float" office:value="29.783606295" calcext:value-type="float">
            <text:p>29.783606295</text:p>
          </table:table-cell>
          <table:table-cell table:style-name="ce1" office:value-type="float" office:value="434.95270754" calcext:value-type="float">
            <text:p>434.95270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table:style-name="ce1" office:value-type="float" office:value="36.522404197" calcext:value-type="float">
            <text:p>36.522404197</text:p>
          </table:table-cell>
          <table:table-cell table:style-name="ce1" office:value-type="float" office:value="443.43212153" calcext:value-type="float">
            <text:p>443.43212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style-name="ce1" office:value-type="float" office:value="49.639343825" calcext:value-type="float">
            <text:p>49.639343825</text:p>
          </table:table-cell>
          <table:table-cell table:style-name="ce1" office:value-type="float" office:value="432.71844525" calcext:value-type="float">
            <text:p>432.71844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5.3154141" calcext:value-type="float">
            <text:p>425.3154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style-name="ce1" office:value-type="float" office:value="11.921038055" calcext:value-type="float">
            <text:p>11.921038055</text:p>
          </table:table-cell>
          <table:table-cell table:style-name="ce1" office:value-type="float" office:value="411.7060988" calcext:value-type="float">
            <text:p>411.7060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style-name="ce1" office:value-type="float" office:value="21.84890682" calcext:value-type="float">
            <text:p>21.84890682</text:p>
          </table:table-cell>
          <table:table-cell table:style-name="ce1" office:value-type="float" office:value="423.57765454" calcext:value-type="float">
            <text:p>423.57765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style-name="ce1" office:value-type="float" office:value="35.763114164" calcext:value-type="float">
            <text:p>35.763114164</text:p>
          </table:table-cell>
          <table:table-cell table:style-name="ce1" office:value-type="float" office:value="410.46484197" calcext:value-type="float">
            <text:p>410.46484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table:style-name="ce1" office:value-type="float" office:value="43.697813639" calcext:value-type="float">
            <text:p>43.697813639</text:p>
          </table:table-cell>
          <table:table-cell table:style-name="ce1" office:value-type="float" office:value="421.83989497" calcext:value-type="float">
            <text:p>421.83989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table:style-name="ce1" office:value-type="float" office:value="59.605190273" calcext:value-type="float">
            <text:p>59.605190273</text:p>
          </table:table-cell>
          <table:table-cell table:style-name="ce1" office:value-type="float" office:value="409.22358514" calcext:value-type="float">
            <text:p>409.22358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6.09086861" calcext:value-type="float">
            <text:p>396.09086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table:style-name="ce1" office:value-type="float" office:value="26.333537721" calcext:value-type="float">
            <text:p>26.333537721</text:p>
          </table:table-cell>
          <table:table-cell table:style-name="ce1" office:value-type="float" office:value="395.47024019" calcext:value-type="float">
            <text:p>395.47024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table:style-name="ce1" office:value-type="float" office:value="52.667075443" calcext:value-type="float">
            <text:p>52.667075443</text:p>
          </table:table-cell>
          <table:table-cell table:style-name="ce1" office:value-type="float" office:value="394.84961178" calcext:value-type="float">
            <text:p>394.84961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table:style-name="ce1" office:value-type="float" office:value="43.75" calcext:value-type="float">
            <text:p>43.75</text:p>
          </table:table-cell>
          <table:table-cell table:style-name="ce1" office:value-type="float" office:value="498.95833333" calcext:value-type="float">
            <text:p>498.958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style-name="ce1" office:value-type="float" office:value="44.791666667" calcext:value-type="float">
            <text:p>44.791666667</text:p>
          </table:table-cell>
          <table:table-cell table:style-name="ce1" office:value-type="float" office:value="497.91666667" calcext:value-type="float">
            <text:p>497.91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table:style-name="ce1" office:value-type="float" office:value="45.833333333" calcext:value-type="float">
            <text:p>45.833333333</text:p>
          </table:table-cell>
          <table:table-cell table:style-name="ce1" office:value-type="float" office:value="498.95833333" calcext:value-type="float">
            <text:p>498.958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table:style-name="ce1" office:value-type="float" office:value="44.791666667" calcext:value-type="float">
            <text:p>44.791666667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table:style-name="ce1" office:value-type="float" office:value="43.75" calcext:value-type="float">
            <text:p>43.75</text:p>
          </table:table-cell>
          <table:table-cell table:style-name="ce1" office:value-type="float" office:value="496.875" calcext:value-type="float">
            <text:p>496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table:style-name="ce1" office:value-type="float" office:value="44.791666667" calcext:value-type="float">
            <text:p>44.791666667</text:p>
          </table:table-cell>
          <table:table-cell table:style-name="ce1" office:value-type="float" office:value="495.83333333" calcext:value-type="float">
            <text:p>495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table:style-name="ce1" office:value-type="float" office:value="45.833333333" calcext:value-type="float">
            <text:p>45.833333333</text:p>
          </table:table-cell>
          <table:table-cell table:style-name="ce1" office:value-type="float" office:value="496.875" calcext:value-type="float">
            <text:p>496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table:style-name="ce1" office:value-type="float" office:value="43.75" calcext:value-type="float">
            <text:p>43.75</text:p>
          </table:table-cell>
          <table:table-cell table:style-name="ce1" office:value-type="float" office:value="494.79166667" calcext:value-type="float">
            <text:p>494.791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table:style-name="ce1" office:value-type="float" office:value="44.791666667" calcext:value-type="float">
            <text:p>44.791666667</text:p>
          </table:table-cell>
          <table:table-cell table:style-name="ce1" office:value-type="float" office:value="493.75" calcext:value-type="float">
            <text:p>49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table:style-name="ce1" office:value-type="float" office:value="45.833333333" calcext:value-type="float">
            <text:p>45.833333333</text:p>
          </table:table-cell>
          <table:table-cell table:style-name="ce1" office:value-type="float" office:value="494.79166667" calcext:value-type="float">
            <text:p>494.791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1" office:value-type="float" office:value="46.875" calcext:value-type="float">
            <text:p>46.875</text:p>
          </table:table-cell>
          <table:table-cell table:style-name="ce1" office:value-type="float" office:value="497.91666667" calcext:value-type="float">
            <text:p>497.91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table:style-name="ce1" office:value-type="float" office:value="47.916666667" calcext:value-type="float">
            <text:p>47.916666667</text:p>
          </table:table-cell>
          <table:table-cell table:style-name="ce1" office:value-type="float" office:value="498.95833333" calcext:value-type="float">
            <text:p>498.958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table:style-name="ce1" office:value-type="float" office:value="46.875" calcext:value-type="float">
            <text:p>46.875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style-name="ce1" office:value-type="float" office:value="46.875" calcext:value-type="float">
            <text:p>46.875</text:p>
          </table:table-cell>
          <table:table-cell table:style-name="ce1" office:value-type="float" office:value="495.83333333" calcext:value-type="float">
            <text:p>495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table:style-name="ce1" office:value-type="float" office:value="47.916666667" calcext:value-type="float">
            <text:p>47.916666667</text:p>
          </table:table-cell>
          <table:table-cell table:style-name="ce1" office:value-type="float" office:value="496.875" calcext:value-type="float">
            <text:p>496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style-name="ce1" office:value-type="float" office:value="46.875" calcext:value-type="float">
            <text:p>46.875</text:p>
          </table:table-cell>
          <table:table-cell table:style-name="ce1" office:value-type="float" office:value="493.75" calcext:value-type="float">
            <text:p>49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table:style-name="ce1" office:value-type="float" office:value="47.916666667" calcext:value-type="float">
            <text:p>47.916666667</text:p>
          </table:table-cell>
          <table:table-cell table:style-name="ce1" office:value-type="float" office:value="494.79166667" calcext:value-type="float">
            <text:p>494.791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table:style-name="ce1" office:value-type="float" office:value="48.958333333" calcext:value-type="float">
            <text:p>48.958333333</text:p>
          </table:table-cell>
          <table:table-cell table:style-name="ce1" office:value-type="float" office:value="497.91666667" calcext:value-type="float">
            <text:p>497.91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98.95833333" calcext:value-type="float">
            <text:p>498.958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table:style-name="ce1" office:value-type="float" office:value="48.958333333" calcext:value-type="float">
            <text:p>48.958333333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table:style-name="ce1" office:value-type="float" office:value="48.958333333" calcext:value-type="float">
            <text:p>48.958333333</text:p>
          </table:table-cell>
          <table:table-cell table:style-name="ce1" office:value-type="float" office:value="495.83333333" calcext:value-type="float">
            <text:p>495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96.875" calcext:value-type="float">
            <text:p>496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table:style-name="ce1" office:value-type="float" office:value="48.958333333" calcext:value-type="float">
            <text:p>48.958333333</text:p>
          </table:table-cell>
          <table:table-cell table:style-name="ce1" office:value-type="float" office:value="493.75" calcext:value-type="float">
            <text:p>49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94.79166667" calcext:value-type="float">
            <text:p>494.791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table:style-name="ce1" office:value-type="float" office:value="42.1875" calcext:value-type="float">
            <text:p>42.1875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table:style-name="ce1" office:value-type="float" office:value="40.619610889" calcext:value-type="float">
            <text:p>40.619610889</text:p>
          </table:table-cell>
          <table:table-cell table:style-name="ce1" office:value-type="float" office:value="498.68811167" calcext:value-type="float">
            <text:p>498.68811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table:style-name="ce1" office:value-type="float" office:value="42.234138694" calcext:value-type="float">
            <text:p>42.234138694</text:p>
          </table:table-cell>
          <table:table-cell table:style-name="ce1" office:value-type="float" office:value="497.65830583" calcext:value-type="float">
            <text:p>497.65830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style-name="ce1" office:value-type="float" office:value="40.9209995" calcext:value-type="float">
            <text:p>40.9209995</text:p>
          </table:table-cell>
          <table:table-cell table:style-name="ce1" office:value-type="float" office:value="496.1355" calcext:value-type="float">
            <text:p>496.1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table:style-name="ce1" office:value-type="float" office:value="42.488888611" calcext:value-type="float">
            <text:p>42.488888611</text:p>
          </table:table-cell>
          <table:table-cell table:style-name="ce1" office:value-type="float" office:value="495.364055" calcext:value-type="float">
            <text:p>495.364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table:style-name="ce1" office:value-type="float" office:value="41.638610556" calcext:value-type="float">
            <text:p>41.638610556</text:p>
          </table:table-cell>
          <table:table-cell table:style-name="ce1" office:value-type="float" office:value="493.677775" calcext:value-type="float">
            <text:p>493.677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style-name="ce1" office:value-type="float" office:value="42.95174975" calcext:value-type="float">
            <text:p>42.95174975</text:p>
          </table:table-cell>
          <table:table-cell table:style-name="ce1" office:value-type="float" office:value="493.1172475" calcext:value-type="float">
            <text:p>493.1172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table:style-name="ce1" office:value-type="float" office:value="39.0625" calcext:value-type="float">
            <text:p>39.0625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table:style-name="ce1" office:value-type="float" office:value="39.202416083" calcext:value-type="float">
            <text:p>39.202416083</text:p>
          </table:table-cell>
          <table:table-cell table:style-name="ce1" office:value-type="float" office:value="497.14158417" calcext:value-type="float">
            <text:p>497.14158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table:style-name="ce1" office:value-type="float" office:value="39.966665833" calcext:value-type="float">
            <text:p>39.966665833</text:p>
          </table:table-cell>
          <table:table-cell table:style-name="ce1" office:value-type="float" office:value="494.42549833" calcext:value-type="float">
            <text:p>494.42549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table:style-name="ce1" office:value-type="float" office:value="41.35524925" calcext:value-type="float">
            <text:p>41.35524925</text:p>
          </table:table-cell>
          <table:table-cell table:style-name="ce1" office:value-type="float" office:value="491.8517425" calcext:value-type="float">
            <text:p>491.8517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table:style-name="ce1" office:value-type="float" office:value="43.229444167" calcext:value-type="float">
            <text:p>43.229444167</text:p>
          </table:table-cell>
          <table:table-cell table:style-name="ce1" office:value-type="float" office:value="491.95638889" calcext:value-type="float">
            <text:p>491.95638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table:style-name="ce1" office:value-type="float" office:value="45.115722167" calcext:value-type="float">
            <text:p>45.115722167</text:p>
          </table:table-cell>
          <table:table-cell table:style-name="ce1" office:value-type="float" office:value="492.63277944" calcext:value-type="float">
            <text:p>492.63277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table:style-name="ce1" office:value-type="float" office:value="45.6595" calcext:value-type="float">
            <text:p>45.6595</text:p>
          </table:table-cell>
          <table:table-cell table:style-name="ce1" office:value-type="float" office:value="491.162005" calcext:value-type="float">
            <text:p>491.162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table:style-name="ce1" office:value-type="float" office:value="47.465138917" calcext:value-type="float">
            <text:p>47.465138917</text:p>
          </table:table-cell>
          <table:table-cell table:style-name="ce1" office:value-type="float" office:value="492.32286361" calcext:value-type="float">
            <text:p>492.32286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table:style-name="ce1" office:value-type="float" office:value="48.4604445" calcext:value-type="float">
            <text:p>48.4604445</text:p>
          </table:table-cell>
          <table:table-cell table:style-name="ce1" office:value-type="float" office:value="490.71672556" calcext:value-type="float">
            <text:p>490.71672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style-name="ce1" office:value-type="float" office:value="43.680499833" calcext:value-type="float">
            <text:p>43.680499833</text:p>
          </table:table-cell>
          <table:table-cell table:style-name="ce1" office:value-type="float" office:value="490.39833833" calcext:value-type="float">
            <text:p>490.39833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table:style-name="ce1" office:value-type="float" office:value="46.562083417" calcext:value-type="float">
            <text:p>46.562083417</text:p>
          </table:table-cell>
          <table:table-cell table:style-name="ce1" office:value-type="float" office:value="489.46859083" calcext:value-type="float">
            <text:p>489.46859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table:style-name="ce1" office:value-type="float" office:value="52.083333333" calcext:value-type="float">
            <text:p>52.083333333</text:p>
          </table:table-cell>
          <table:table-cell table:style-name="ce1" office:value-type="float" office:value="494.79166667" calcext:value-type="float">
            <text:p>494.791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style-name="ce1" office:value-type="float" office:value="51.041666667" calcext:value-type="float">
            <text:p>51.041666667</text:p>
          </table:table-cell>
          <table:table-cell table:style-name="ce1" office:value-type="float" office:value="495.83333333" calcext:value-type="float">
            <text:p>495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table:style-name="ce1" office:value-type="float" office:value="54.166666667" calcext:value-type="float">
            <text:p>54.166666667</text:p>
          </table:table-cell>
          <table:table-cell table:style-name="ce1" office:value-type="float" office:value="494.79166667" calcext:value-type="float">
            <text:p>494.791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style-name="ce1" office:value-type="float" office:value="53.125" calcext:value-type="float">
            <text:p>53.125</text:p>
          </table:table-cell>
          <table:table-cell table:style-name="ce1" office:value-type="float" office:value="495.83333333" calcext:value-type="float">
            <text:p>495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table:style-name="ce1" office:value-type="float" office:value="55.208333333" calcext:value-type="float">
            <text:p>55.208333333</text:p>
          </table:table-cell>
          <table:table-cell table:style-name="ce1" office:value-type="float" office:value="495.83333333" calcext:value-type="float">
            <text:p>495.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table:style-name="ce1" office:value-type="float" office:value="52.083333333" calcext:value-type="float">
            <text:p>52.083333333</text:p>
          </table:table-cell>
          <table:table-cell table:style-name="ce1" office:value-type="float" office:value="496.875" calcext:value-type="float">
            <text:p>496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table:style-name="ce1" office:value-type="float" office:value="51.041666667" calcext:value-type="float">
            <text:p>51.041666667</text:p>
          </table:table-cell>
          <table:table-cell table:style-name="ce1" office:value-type="float" office:value="497.91666667" calcext:value-type="float">
            <text:p>497.91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table:style-name="ce1" office:value-type="float" office:value="54.166666667" calcext:value-type="float">
            <text:p>54.166666667</text:p>
          </table:table-cell>
          <table:table-cell table:style-name="ce1" office:value-type="float" office:value="496.875" calcext:value-type="float">
            <text:p>496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style-name="ce1" office:value-type="float" office:value="53.125" calcext:value-type="float">
            <text:p>53.125</text:p>
          </table:table-cell>
          <table:table-cell table:style-name="ce1" office:value-type="float" office:value="497.91666667" calcext:value-type="float">
            <text:p>497.91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table:style-name="ce1" office:value-type="float" office:value="55.208333333" calcext:value-type="float">
            <text:p>55.208333333</text:p>
          </table:table-cell>
          <table:table-cell table:style-name="ce1" office:value-type="float" office:value="497.91666667" calcext:value-type="float">
            <text:p>497.91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table:style-name="ce1" office:value-type="float" office:value="52.083333333" calcext:value-type="float">
            <text:p>52.083333333</text:p>
          </table:table-cell>
          <table:table-cell table:style-name="ce1" office:value-type="float" office:value="498.95833333" calcext:value-type="float">
            <text:p>498.958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table:style-name="ce1" office:value-type="float" office:value="51.041666667" calcext:value-type="float">
            <text:p>51.041666667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style-name="ce1" office:value-type="float" office:value="54.166666667" calcext:value-type="float">
            <text:p>54.166666667</text:p>
          </table:table-cell>
          <table:table-cell table:style-name="ce1" office:value-type="float" office:value="498.95833333" calcext:value-type="float">
            <text:p>498.958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table:style-name="ce1" office:value-type="float" office:value="53.125" calcext:value-type="float">
            <text:p>53.125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table:style-name="ce1" office:value-type="float" office:value="55.208333333" calcext:value-type="float">
            <text:p>55.208333333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3">
          <table:table-cell table:number-columns-repeated="2"/>
          <table:table-cell table:style-name="ce1" table:number-columns-repeated="2"/>
          <table:table-cell/>
        </table:table-row>
        <table:table-row table:style-name="ro1" table:number-rows-repeated="53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ment" table:style-name="ta1">
        <table:table-column table:style-name="co1" table:number-columns-repeated="11" table:default-cell-style-name="Default"/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82" calcext:value-type="float">
            <text:p>82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08" calcext:value-type="float">
            <text:p>108</text:p>
          </table:table-cell>
          <table:table-cell office:value-type="float" office:value="163" calcext:value-type="float">
            <text:p>163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09" calcext:value-type="float">
            <text:p>109</text:p>
          </table:table-cell>
          <table:table-cell office:value-type="float" office:value="42" calcext:value-type="float">
            <text:p>42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43" calcext:value-type="float">
            <text:p>43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111" calcext:value-type="float">
            <text:p>111</text:p>
          </table:table-cell>
          <table:table-cell office:value-type="float" office:value="44" calcext:value-type="float">
            <text:p>44</text:p>
          </table:table-cell>
          <table:table-cell office:value-type="float" office:value="182" calcext:value-type="float">
            <text:p>182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12" calcext:value-type="float">
            <text:p>1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113" calcext:value-type="float">
            <text:p>113</text:p>
          </table:table-cell>
          <table:table-cell office:value-type="float" office:value="55" calcext:value-type="float">
            <text:p>5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114" calcext:value-type="float">
            <text:p>114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93" calcext:value-type="float">
            <text:p>93</text:p>
          </table:table-cell>
          <table:table-cell office:value-type="float" office:value="209" calcext:value-type="float">
            <text:p>209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94" calcext:value-type="float">
            <text:p>94</text:p>
          </table:table-cell>
          <table:table-cell office:value-type="float" office:value="224" calcext:value-type="float">
            <text:p>224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 office:value-type="float" office:value="226" calcext:value-type="float">
            <text:p>226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228" calcext:value-type="float">
            <text:p>228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230" calcext:value-type="float">
            <text:p>230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237" calcext:value-type="float">
            <text:p>237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242" calcext:value-type="float">
            <text:p>242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244" calcext:value-type="float">
            <text:p>244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06" calcext:value-type="float">
            <text:p>106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  <table:table-cell office:value-type="float" office:value="257" calcext:value-type="float">
            <text:p>257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261" calcext:value-type="float">
            <text:p>261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263" calcext:value-type="float">
            <text:p>263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23" calcext:value-type="float">
            <text:p>123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84" calcext:value-type="float">
            <text:p>84</text:p>
          </table:table-cell>
          <table:table-cell office:value-type="float" office:value="271" calcext:value-type="float">
            <text:p>271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24" calcext:value-type="float">
            <text:p>124</text:p>
          </table:table-cell>
          <table:table-cell office:value-type="float" office:value="273" calcext:value-type="float">
            <text:p>273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24" calcext:value-type="float">
            <text:p>124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275" calcext:value-type="float">
            <text:p>275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125" calcext:value-type="float">
            <text:p>125</text:p>
          </table:table-cell>
          <table:table-cell office:value-type="float" office:value="87" calcext:value-type="float">
            <text:p>87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125" calcext:value-type="float">
            <text:p>12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88" calcext:value-type="float">
            <text:p>88</text:p>
          </table:table-cell>
          <table:table-cell office:value-type="float" office:value="284" calcext:value-type="float">
            <text:p>284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26" calcext:value-type="float">
            <text:p>126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19" calcext:value-type="float">
            <text:p>21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293" calcext:value-type="float">
            <text:p>293</text:p>
          </table:table-cell>
          <table:table-cell office:value-type="float" office:value="296" calcext:value-type="float">
            <text:p>296</text:p>
          </table:table-cell>
          <table:table-cell office:value-type="float" office:value="221" calcext:value-type="float">
            <text:p>22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office:value-type="float" office:value="95" calcext:value-type="float">
            <text:p>95</text:p>
          </table:table-cell>
          <table:table-cell office:value-type="float" office:value="232" calcext:value-type="float">
            <text:p>232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float" office:value="127" calcext:value-type="float">
            <text:p>127</text:p>
          </table:table-cell>
          <table:table-cell office:value-type="float" office:value="234" calcext:value-type="float">
            <text:p>234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298" calcext:value-type="float">
            <text:p>298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28" calcext:value-type="float">
            <text:p>128</text:p>
          </table:table-cell>
          <table:table-cell office:value-type="float" office:value="300" calcext:value-type="float">
            <text:p>300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 office:value-type="float" office:value="103" calcext:value-type="float">
            <text:p>103</text:p>
          </table:table-cell>
          <table:table-cell office:value-type="float" office:value="246" calcext:value-type="float">
            <text:p>246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129" calcext:value-type="float">
            <text:p>129</text:p>
          </table:table-cell>
          <table:table-cell office:value-type="float" office:value="248" calcext:value-type="float">
            <text:p>248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04" calcext:value-type="float">
            <text:p>104</text:p>
          </table:table-cell>
          <table:table-cell office:value-type="float" office:value="310" calcext:value-type="float">
            <text:p>310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30" calcext:value-type="float">
            <text:p>13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316" calcext:value-type="float">
            <text:p>316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31" calcext:value-type="float">
            <text:p>131</text:p>
          </table:table-cell>
          <table:table-cell office:value-type="float" office:value="86" calcext:value-type="float">
            <text:p>86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32" calcext:value-type="float">
            <text:p>132</text:p>
          </table:table-cell>
          <table:table-cell office:value-type="float" office:value="328" calcext:value-type="float">
            <text:p>328</text:p>
          </table:table-cell>
          <table:table-cell office:value-type="float" office:value="319" calcext:value-type="float">
            <text:p>319</text:p>
          </table:table-cell>
          <table:table-cell office:value-type="float" office:value="329" calcext:value-type="float">
            <text:p>329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85" calcext:value-type="float">
            <text:p>85</text:p>
          </table:table-cell>
          <table:table-cell office:value-type="float" office:value="323" calcext:value-type="float">
            <text:p>323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327" calcext:value-type="float">
            <text:p>327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134" calcext:value-type="float">
            <text:p>134</text:p>
          </table:table-cell>
          <table:table-cell office:value-type="float" office:value="329" calcext:value-type="float">
            <text:p>329</text:p>
          </table:table-cell>
          <table:table-cell office:value-type="float" office:value="315" calcext:value-type="float">
            <text:p>315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331" calcext:value-type="float">
            <text:p>331</text:p>
          </table:table-cell>
          <table:table-cell office:value-type="float" office:value="336" calcext:value-type="float">
            <text:p>336</text:p>
          </table:table-cell>
          <table:table-cell office:value-type="float" office:value="269" calcext:value-type="float">
            <text:p>269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334" calcext:value-type="float">
            <text:p>334</text:p>
          </table:table-cell>
          <table:table-cell office:value-type="float" office:value="338" calcext:value-type="float">
            <text:p>338</text:p>
          </table:table-cell>
          <table:table-cell office:value-type="float" office:value="267" calcext:value-type="float">
            <text:p>267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35" calcext:value-type="float">
            <text:p>335</text:p>
          </table:table-cell>
          <table:table-cell office:value-type="float" office:value="311" calcext:value-type="float">
            <text:p>311</text:p>
          </table:table-cell>
          <table:table-cell office:value-type="float" office:value="265" calcext:value-type="float">
            <text:p>265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279" calcext:value-type="float">
            <text:p>279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135" calcext:value-type="float">
            <text:p>135</text:p>
          </table:table-cell>
          <table:table-cell office:value-type="float" office:value="281" calcext:value-type="float">
            <text:p>281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86" calcext:value-type="float">
            <text:p>86</text:p>
          </table:table-cell>
          <table:table-cell office:value-type="float" office:value="340" calcext:value-type="float">
            <text:p>340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36" calcext:value-type="float">
            <text:p>136</text:p>
          </table:table-cell>
          <table:table-cell office:value-type="float" office:value="342" calcext:value-type="float">
            <text:p>342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36" calcext:value-type="float">
            <text:p>136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344" calcext:value-type="float">
            <text:p>344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346" calcext:value-type="float">
            <text:p>346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37" calcext:value-type="float">
            <text:p>137</text:p>
          </table:table-cell>
          <table:table-cell office:value-type="float" office:value="97" calcext:value-type="float">
            <text:p>97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37" calcext:value-type="float">
            <text:p>137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98" calcext:value-type="float">
            <text:p>98</text:p>
          </table:table-cell>
          <table:table-cell office:value-type="float" office:value="353" calcext:value-type="float">
            <text:p>353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38" calcext:value-type="float">
            <text:p>138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358" calcext:value-type="float">
            <text:p>358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39" calcext:value-type="float">
            <text:p>139</text:p>
          </table:table-cell>
          <table:table-cell office:value-type="float" office:value="66" calcext:value-type="float">
            <text:p>66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40" calcext:value-type="float">
            <text:p>140</text:p>
          </table:table-cell>
          <table:table-cell office:value-type="float" office:value="371" calcext:value-type="float">
            <text:p>371</text:p>
          </table:table-cell>
          <table:table-cell office:value-type="float" office:value="238" calcext:value-type="float">
            <text:p>238</text:p>
          </table:table-cell>
          <table:table-cell office:value-type="float" office:value="372" calcext:value-type="float">
            <text:p>372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office:value-type="float" office:value="367" calcext:value-type="float">
            <text:p>367</text:p>
          </table:table-cell>
          <table:table-cell office:value-type="float" office:value="373" calcext:value-type="float">
            <text:p>373</text:p>
          </table:table-cell>
          <table:table-cell office:value-type="float" office:value="222" calcext:value-type="float">
            <text:p>22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370" calcext:value-type="float">
            <text:p>370</text:p>
          </table:table-cell>
          <table:table-cell office:value-type="float" office:value="374" calcext:value-type="float">
            <text:p>374</text:p>
          </table:table-cell>
          <table:table-cell office:value-type="float" office:value="217" calcext:value-type="float">
            <text:p>217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372" calcext:value-type="float">
            <text:p>372</text:p>
          </table:table-cell>
          <table:table-cell office:value-type="float" office:value="235" calcext:value-type="float">
            <text:p>235</text:p>
          </table:table-cell>
          <table:table-cell office:value-type="float" office:value="211" calcext:value-type="float">
            <text:p>21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141" calcext:value-type="float">
            <text:p>141</text:p>
          </table:table-cell>
          <table:table-cell office:value-type="float" office:value="36" calcext:value-type="float">
            <text:p>36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42" calcext:value-type="float">
            <text:p>14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249" calcext:value-type="float">
            <text:p>249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252" calcext:value-type="float">
            <text:p>252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43" calcext:value-type="float">
            <text:p>143</text:p>
          </table:table-cell>
          <table:table-cell office:value-type="float" office:value="387" calcext:value-type="float">
            <text:p>387</text:p>
          </table:table-cell>
          <table:table-cell office:value-type="float" office:value="160" calcext:value-type="float">
            <text:p>160</text:p>
          </table:table-cell>
          <table:table-cell office:value-type="float" office:value="388" calcext:value-type="float">
            <text:p>388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144" calcext:value-type="float">
            <text:p>144</text:p>
          </table:table-cell>
          <table:table-cell office:value-type="float" office:value="388" calcext:value-type="float">
            <text:p>388</text:p>
          </table:table-cell>
          <table:table-cell office:value-type="float" office:value="166" calcext:value-type="float">
            <text:p>166</text:p>
          </table:table-cell>
          <table:table-cell office:value-type="float" office:value="389" calcext:value-type="float">
            <text:p>389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389" calcext:value-type="float">
            <text:p>389</text:p>
          </table:table-cell>
          <table:table-cell office:value-type="float" office:value="171" calcext:value-type="float">
            <text:p>171</text:p>
          </table:table-cell>
          <table:table-cell office:value-type="float" office:value="255" calcext:value-type="float">
            <text:p>255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45" calcext:value-type="float">
            <text:p>145</text:p>
          </table:table-cell>
          <table:table-cell office:value-type="float" office:value="51" calcext:value-type="float">
            <text:p>51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50" calcext:value-type="float">
            <text:p>50</text:p>
          </table:table-cell>
          <table:table-cell office:value-type="float" office:value="392" calcext:value-type="float">
            <text:p>392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396" calcext:value-type="float">
            <text:p>396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48" calcext:value-type="float">
            <text:p>148</text:p>
          </table:table-cell>
          <table:table-cell office:value-type="float" office:value="399" calcext:value-type="float">
            <text:p>399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47" calcext:value-type="float">
            <text:p>147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401" calcext:value-type="float">
            <text:p>401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04" calcext:value-type="float">
            <text:p>404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406" calcext:value-type="float">
            <text:p>406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49" calcext:value-type="float">
            <text:p>149</text:p>
          </table:table-cell>
          <table:table-cell office:value-type="float" office:value="38" calcext:value-type="float">
            <text:p>38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39" calcext:value-type="float">
            <text:p>39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149" calcext:value-type="float">
            <text:p>149</text:p>
          </table:table-cell>
          <table:table-cell office:value-type="float" office:value="421" calcext:value-type="float">
            <text:p>421</text:p>
          </table:table-cell>
          <table:table-cell office:value-type="float" office:value="285" calcext:value-type="float">
            <text:p>285</text:p>
          </table:table-cell>
          <table:table-cell office:value-type="float" office:value="422" calcext:value-type="float">
            <text:p>422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422" calcext:value-type="float">
            <text:p>422</text:p>
          </table:table-cell>
          <table:table-cell office:value-type="float" office:value="291" calcext:value-type="float">
            <text:p>291</text:p>
          </table:table-cell>
          <table:table-cell office:value-type="float" office:value="423" calcext:value-type="float">
            <text:p>423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423" calcext:value-type="float">
            <text:p>423</text:p>
          </table:table-cell>
          <table:table-cell office:value-type="float" office:value="295" calcext:value-type="float">
            <text:p>295</text:p>
          </table:table-cell>
          <table:table-cell office:value-type="float" office:value="424" calcext:value-type="float">
            <text:p>424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51" calcext:value-type="float">
            <text:p>151</text:p>
          </table:table-cell>
          <table:table-cell office:value-type="float" office:value="40" calcext:value-type="float">
            <text:p>40</text:p>
          </table:table-cell>
          <table:table-cell office:value-type="float" office:value="420" calcext:value-type="float">
            <text:p>420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41" calcext:value-type="float">
            <text:p>41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52" calcext:value-type="float">
            <text:p>15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174" calcext:value-type="float">
            <text:p>174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151" calcext:value-type="float">
            <text:p>151</text:p>
          </table:table-cell>
          <table:table-cell office:value-type="float" office:value="424" calcext:value-type="float">
            <text:p>424</text:p>
          </table:table-cell>
          <table:table-cell office:value-type="float" office:value="218" calcext:value-type="float">
            <text:p>218</text:p>
          </table:table-cell>
          <table:table-cell office:value-type="float" office:value="430" calcext:value-type="float">
            <text:p>430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152" calcext:value-type="float">
            <text:p>152</text:p>
          </table:table-cell>
          <table:table-cell office:value-type="float" office:value="430" calcext:value-type="float">
            <text:p>430</text:p>
          </table:table-cell>
          <table:table-cell office:value-type="float" office:value="213" calcext:value-type="float">
            <text:p>213</text:p>
          </table:table-cell>
          <table:table-cell office:value-type="float" office:value="431" calcext:value-type="float">
            <text:p>431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431" calcext:value-type="float">
            <text:p>431</text:p>
          </table:table-cell>
          <table:table-cell office:value-type="float" office:value="206" calcext:value-type="float">
            <text:p>206</text:p>
          </table:table-cell>
          <table:table-cell office:value-type="float" office:value="184" calcext:value-type="float">
            <text:p>184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53" calcext:value-type="float">
            <text:p>153</text:p>
          </table:table-cell>
          <table:table-cell office:value-type="float" office:value="53" calcext:value-type="float">
            <text:p>53</text:p>
          </table:table-cell>
          <table:table-cell office:value-type="float" office:value="177" calcext:value-type="float">
            <text:p>177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80" calcext:value-type="float">
            <text:p>180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54" calcext:value-type="float">
            <text:p>154</text:p>
          </table:table-cell>
          <table:table-cell office:value-type="float" office:value="183" calcext:value-type="float">
            <text:p>183</text:p>
          </table:table-cell>
          <table:table-cell office:value-type="float" office:value="193" calcext:value-type="float">
            <text:p>193</text:p>
          </table:table-cell>
          <table:table-cell office:value-type="float" office:value="436" calcext:value-type="float">
            <text:p>436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52" calcext:value-type="float">
            <text:p>52</text:p>
          </table:table-cell>
          <table:table-cell office:value-type="float" office:value="433" calcext:value-type="float">
            <text:p>433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435" calcext:value-type="float">
            <text:p>435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156" calcext:value-type="float">
            <text:p>156</text:p>
          </table:table-cell>
          <table:table-cell office:value-type="float" office:value="436" calcext:value-type="float">
            <text:p>436</text:p>
          </table:table-cell>
          <table:table-cell office:value-type="float" office:value="196" calcext:value-type="float">
            <text:p>196</text:p>
          </table:table-cell>
          <table:table-cell office:value-type="float" office:value="441" calcext:value-type="float">
            <text:p>441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55" calcext:value-type="float">
            <text:p>155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438" calcext:value-type="float">
            <text:p>438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40" calcext:value-type="float">
            <text:p>440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441" calcext:value-type="float">
            <text:p>441</text:p>
          </table:table-cell>
          <table:table-cell office:value-type="float" office:value="199" calcext:value-type="float">
            <text:p>199</text:p>
          </table:table-cell>
          <table:table-cell office:value-type="float" office:value="446" calcext:value-type="float">
            <text:p>446</text:p>
          </table:table-cell>
          <table:table-cell office:value-type="float" office:value="444" calcext:value-type="float">
            <text:p>444</text:p>
          </table:table-cell>
        </table:table-row>
      </table:table>
      <table:table table:name="Sheet3" table:style-name="ta1">
        <table:table-column table:style-name="co1" table:number-columns-repeated="9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heet4" table:style-name="ta1">
        <table:table-column table:style-name="co1" table:number-columns-repeated="4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.75" calcext:value-type="float">
            <text:p>43.7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.5" calcext:value-type="float">
            <text:p>37.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.6363639831543" calcext:value-type="float">
            <text:p>13.636363983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.9166679382324" calcext:value-type="float">
            <text:p>47.916667938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.8333320617676" calcext:value-type="float">
            <text:p>45.833332061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.625" calcext:value-type="float">
            <text:p>40.62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1.25" calcext:value-type="float">
            <text:p>31.2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4.375" calcext:value-type="float">
            <text:p>34.37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.125" calcext:value-type="float">
            <text:p>28.12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9.3181819915771" calcext:value-type="float">
            <text:p>19.318181991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81818199157715" calcext:value-type="float">
            <text:p>6.818181991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4.7916679382324" calcext:value-type="float">
            <text:p>44.791667938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6.875" calcext:value-type="float">
            <text:p>46.87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8.9583320617676" calcext:value-type="float">
            <text:p>48.958332061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2.1875" calcext:value-type="float">
            <text:p>42.187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9.0625" calcext:value-type="float">
            <text:p>39.062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5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float" office:value="0.0000001" calcext:value-type="float">
            <text:p>1.00E-00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0005" calcext:value-type="float">
            <text:p>0.00005</text:p>
          </table:table-cell>
          <table:table-cell office:value-type="float" office:value="0.0000001" calcext:value-type="float">
            <text:p>1.00E-00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0005" calcext:value-type="float">
            <text:p>0.00005</text:p>
          </table:table-cell>
          <table:table-cell office:value-type="float" office:value="0.0000001" calcext:value-type="float">
            <text:p>1.00E-00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0005" calcext:value-type="float">
            <text:p>0.00005</text:p>
          </table:table-cell>
          <table:table-cell office:value-type="float" office:value="0.0000001" calcext:value-type="float">
            <text:p>1.00E-00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float" office:value="0.0000001" calcext:value-type="float">
            <text:p>1.00E-00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float" office:value="0.0000001" calcext:value-type="float">
            <text:p>1.00E-00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float" office:value="0.0000001" calcext:value-type="float">
            <text:p>1.00E-00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float" office:value="0.0000001" calcext:value-type="float">
            <text:p>1.00E-00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float" office:value="0.0000001" calcext:value-type="float">
            <text:p>1.00E-00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0005" calcext:value-type="float">
            <text:p>0.00005</text:p>
          </table:table-cell>
          <table:table-cell office:value-type="float" office:value="0.0000001" calcext:value-type="float">
            <text:p>1.00E-00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float" office:value="0.0000001" calcext:value-type="float">
            <text:p>1.00E-00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002" calcext:value-type="float">
            <text:p>0.0002</text:p>
          </table:table-cell>
          <table:table-cell office:value-type="float" office:value="0.0000001" calcext:value-type="float">
            <text:p>1.00E-00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003" calcext:value-type="float">
            <text:p>0.0003</text:p>
          </table:table-cell>
          <table:table-cell office:value-type="float" office:value="0.0000001" calcext:value-type="float">
            <text:p>1.00E-00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006" calcext:value-type="float">
            <text:p>0.0006</text:p>
          </table:table-cell>
          <table:table-cell office:value-type="float" office:value="0.0000001" calcext:value-type="float">
            <text:p>1.00E-00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 style:data-style-name="N2" text:time-value="14:41:16.342468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2:24:46.609190187</meta:creation-date>
    <dc:date>2017-03-17T14:53:59.867921610</dc:date>
    <meta:editing-duration>PT30M20S</meta:editing-duration>
    <meta:editing-cycles>9</meta:editing-cycles>
    <meta:generator>LibreOffice/4.2.8.2$Linux_X86_64 LibreOffice_project/420m0$Build-2</meta:generator>
    <meta:document-statistic meta:table-count="5" meta:cell-count="3338" meta:object-count="0"/>
  </office:meta>
</office:document-meta>
</file>